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0DB14EC4.png" manifest:media-type="image/png"/>
  <manifest:file-entry manifest:full-path="Pictures/100000010000013A00000095AD688B8E.png" manifest:media-type="image/png"/>
  <manifest:file-entry manifest:full-path="Pictures/100014B40000207700000F6953B07615.svg" manifest:media-type="image/svg+xml"/>
  <manifest:file-entry manifest:full-path="Pictures/10002C4A00002CC0000034312F21FFA5.svg" manifest:media-type="image/svg+xml"/>
  <manifest:file-entry manifest:full-path="Pictures/100014E50000207700000F692DCDD80B.svg" manifest:media-type="image/svg+xml"/>
  <manifest:file-entry manifest:full-path="Pictures/100000010000013A000000951120A359.png" manifest:media-type="image/png"/>
  <manifest:file-entry manifest:full-path="Pictures/10000F5200000D7500000CDFBA4AC73D.svg" manifest:media-type="image/svg+xml"/>
  <manifest:file-entry manifest:full-path="Pictures/10000001000001B5000001FC795C20B0.png" manifest:media-type="image/png"/>
  <manifest:file-entry manifest:full-path="Pictures/100042FB00001EC10000219C7E4A84D1.svg" manifest:media-type="image/svg+xml"/>
  <manifest:file-entry manifest:full-path="Pictures/10000001000000820000007DFA9038D5.png" manifest:media-type="image/png"/>
  <manifest:file-entry manifest:full-path="Pictures/100000010000013A0000009517DD6346.png" manifest:media-type="image/png"/>
  <manifest:file-entry manifest:full-path="Pictures/10001B6C00002D260000347A037C8037.svg" manifest:media-type="image/svg+xml"/>
  <manifest:file-entry manifest:full-path="Pictures/100000010000012A000001455F2D5CB8.png" manifest:media-type="image/png"/>
  <manifest:file-entry manifest:full-path="Pictures/100014A80000207700000F695014BBE1.svg" manifest:media-type="image/svg+xml"/>
  <manifest:file-entry manifest:full-path="Pictures/10000001000001B1000001F911E1DC1A.png" manifest:media-type="image/png"/>
  <manifest:file-entry manifest:full-path="Pictures/100001E8000057A600002E25EBA1CDE2.emf" manifest:media-type="image/x-emf"/>
  <manifest:file-entry manifest:full-path="Pictures/10000001000000640000002C83C4AA48.png" manifest:media-type="image/png"/>
  <manifest:file-entry manifest:full-path="Pictures/10000CB50000291900002AFD521F7628.svg" manifest:media-type="image/svg+xml"/>
  <manifest:file-entry manifest:full-path="Pictures/10004ADE0000061E000004E54EBA551F.svg" manifest:media-type="image/svg+xml"/>
  <manifest:file-entry manifest:full-path="Pictures/1000000100000350000001BEF1811F02.png" manifest:media-type="image/png"/>
  <manifest:file-entry manifest:full-path="Pictures/10000A7A000052C9000052C9E3754309.svg" manifest:media-type="image/svg+xml"/>
  <manifest:file-entry manifest:full-path="Pictures/10000001000002C3000002C3609D9BC0.png" manifest:media-type="image/png"/>
  <manifest:file-entry manifest:full-path="Pictures/10004FBD0000061E000004E50941E051.svg" manifest:media-type="image/svg+xml"/>
  <manifest:file-entry manifest:full-path="Pictures/100000010000003B0000002FF8322BDF.png" manifest:media-type="image/png"/>
  <manifest:file-entry manifest:full-path="Pictures/100000010000018E000001A0D290855E.png" manifest:media-type="image/png"/>
  <manifest:file-entry manifest:full-path="Pictures/100011AF00000A5600000484784BDCC7.svg" manifest:media-type="image/svg+xml"/>
  <manifest:file-entry manifest:full-path="Pictures/100011F3000036A80000AA3E0F4363A4.svg" manifest:media-type="image/svg+xml"/>
  <manifest:file-entry manifest:full-path="Pictures/1000161500000594000005526F229CCF.svg" manifest:media-type="image/svg+xml"/>
  <manifest:file-entry manifest:full-path="Pictures/1000000100000191000004E0A6BA84A5.png" manifest:media-type="image/png"/>
  <manifest:file-entry manifest:full-path="Pictures/10000001000000360000003338AB102C.png" manifest:media-type="image/png"/>
  <manifest:file-entry manifest:full-path="Pictures/10000FA00000082600000CDEDD2608FD.svg" manifest:media-type="image/svg+xml"/>
  <manifest:file-entry manifest:full-path="Pictures/100000010000003B0000002FD5B46898.png" manifest:media-type="image/png"/>
  <manifest:file-entry manifest:full-path="Pictures/100000010000004F0000007DE118020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svg:stroke-color="#000000" draw:fill="solid" draw:fill-color="#cccccc" loext:fill-use-slide-background="false" draw:textarea-horizontal-align="justify" draw:textarea-vertical-align="middle" draw:auto-grow-height="false" fo:min-height="1.39cm" fo:min-width="2.5cm" style:writing-mode="lr-tb" loext:decorative="false"/>
      <style:paragraph-properties style:writing-mode="lr-tb"/>
    </style:style>
    <style:style style:name="gr37" style:family="graphic" style:parent-style-name="standard">
      <style:graphic-properties svg:stroke-color="#000000" draw:fill="solid" draw:fill-color="#cccccc" loext:fill-use-slide-background="false" draw:textarea-horizontal-align="justify" draw:textarea-vertical-align="top" draw:auto-grow-height="false" fo:min-height="3.151cm" fo:min-width="8.606cm" style:writing-mode="lr-tb" loext:decorative="false"/>
      <style:paragraph-properties style:writing-mode="lr-tb"/>
    </style:style>
    <style:style style:name="gr38" style:family="graphic" style:parent-style-name="objectwithoutfill">
      <style:graphic-properties svg:stroke-width="0.1cm" svg:stroke-color="#000000" draw:marker-start-width="0.35cm" draw:marker-end="Arrowheads_20_144" draw:marker-end-width="0.45cm" draw:fill="none" loext:fill-use-slide-background="false" draw:textarea-vertical-align="top" fo:padding-top="0.175cm" fo:padding-bottom="0.175cm" fo:padding-left="0.3cm" fo:padding-right="0.3cm" loext:decorative="false"/>
      <style:paragraph-properties style:writing-mode="lr-tb"/>
    </style:style>
    <style:style style:name="gr39" style:family="graphic" style:parent-style-name="standard">
      <style:graphic-properties draw:stroke="none" svg:stroke-color="#000000" draw:fill="none" draw:fill-color="#ffffff" draw:textarea-vertical-align="middle" draw:auto-grow-height="true" draw:auto-grow-width="true" fo:min-height="0.616cm" fo:min-width="1.742cm" loext:decorative="false"/>
      <style:paragraph-properties style:writing-mode="lr-tb"/>
    </style:style>
    <style:style style:name="gr40" style:family="graphic" style:parent-style-name="standard">
      <style:graphic-properties svg:stroke-color="#000000" draw:fill="solid" draw:fill-color="#ffffff" loext:fill-use-slide-background="false" draw:textarea-horizontal-align="justify" draw:textarea-vertical-align="middle" draw:auto-grow-height="false" fo:min-height="1.39cm" fo:min-width="2.5cm" style:writing-mode="lr-tb" loext:decorative="false"/>
      <style:paragraph-properties style:writing-mode="lr-tb"/>
    </style:style>
    <style:style style:name="gr41" style:family="graphic" style:parent-style-name="objectwithoutfill" style:list-style-name="L2">
      <style:graphic-properties svg:stroke-width="0.1cm" svg:stroke-color="#000000" draw:marker-start-width="0.35cm" draw:marker-end="Arrowheads_20_143" draw:marker-end-width="0.45cm" draw:fill="none" loext:fill-use-slide-background="false" draw:textarea-vertical-align="middle" fo:padding-top="0.175cm" fo:padding-bottom="0.175cm" fo:padding-left="0.3cm" fo:padding-right="0.3cm" loext:decorative="false"/>
    </style:style>
    <style:style style:name="gr42" style:family="graphic" style:parent-style-name="standard">
      <style:graphic-properties draw:stroke="none" svg:stroke-color="#000000" draw:fill="none" draw:fill-color="#ffffff" loext:fill-use-slide-background="false" draw:textarea-vertical-align="middle" draw:auto-grow-height="true" draw:auto-grow-width="true" fo:min-height="0.947cm" fo:min-width="2.386cm" loext:decorative="false"/>
      <style:paragraph-properties style:writing-mode="lr-tb"/>
    </style:style>
    <style:style style:name="gr43" style:family="graphic" style:parent-style-name="standard">
      <style:graphic-properties svg:stroke-color="#000000" draw:fill="solid" draw:fill-color="#cccccc" draw:textarea-horizontal-align="justify" draw:textarea-vertical-align="middle" draw:auto-grow-height="false" fo:min-height="3.56cm" fo:min-width="3.31cm" style:writing-mode="lr-tb" loext:decorative="false"/>
      <style:paragraph-properties style:writing-mode="lr-tb"/>
    </style:style>
    <style:style style:name="gr44" style:family="graphic" style:parent-style-name="objectwithoutfill">
      <style:graphic-properties svg:stroke-width="0.6cm" svg:stroke-color="#cccccc" draw:marker-start="Arrowheads_20_3" draw:marker-start-width="1.196cm" draw:marker-end="Arrowheads_20_4" draw:marker-end-width="1.196cm" draw:fill="solid" draw:fill-color="#cccccc" draw:textarea-vertical-align="middle" fo:padding-top="0.421cm" fo:padding-bottom="0.421cm" fo:padding-left="0.546cm" fo:padding-right="0.546cm" loext:decorative="false"/>
      <style:paragraph-properties style:writing-mode="lr-tb"/>
    </style:style>
    <style:style style:name="gr45" style:family="graphic" style:parent-style-name="standard">
      <style:graphic-properties svg:stroke-color="#000000" draw:fill="solid" draw:fill-color="#cccccc"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6"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02cm" fo:min-width="0.77cm" style:writing-mode="lr-tb" loext:decorative="false"/>
      <style:paragraph-properties style:writing-mode="lr-tb"/>
    </style:style>
    <style:style style:name="gr47"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813cm" fo:min-width="1.684cm" style:writing-mode="lr-tb" loext:decorative="false"/>
      <style:paragraph-properties style:writing-mode="lr-tb"/>
    </style:style>
    <style:style style:name="gr48" style:family="graphic" style:parent-style-name="standard">
      <style:graphic-properties svg:stroke-color="#000000" draw:fill="solid" draw:fill-color="#e37222"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9"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50"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51"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53"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1.083cm" fo:min-width="2.8cm" fo:wrap-option="wrap" style:writing-mode="lr-tb" loext:decorative="false"/>
      <style:paragraph-properties style:writing-mode="lr-tb"/>
    </style:style>
    <style:style style:name="gr55"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56" style:family="graphic" style:parent-style-name="objectwithoutfill">
      <style:graphic-properties draw:stroke="dash" draw:stroke-dash="Long_20_Dash" svg:stroke-linecap="butt" loext:decorative="false"/>
    </style:style>
    <style:style style:name="gr57" style:family="graphic" style:parent-style-name="objectwithoutfill">
      <style:graphic-properties draw:stroke="dash" draw:stroke-dash="Long_20_Dash" draw:marker-end="Arrowheads_20_29" draw:marker-end-width="0.3cm" draw:fill="none" loext:decorative="false"/>
    </style:style>
    <style:style style:name="gr58" style:family="graphic" style:parent-style-name="objectwithoutfill">
      <style:graphic-properties loext:decorative="false"/>
    </style:style>
    <style:style style:name="gr59" style:family="graphic" style:parent-style-name="standard">
      <style:graphic-properties svg:stroke-color="#000000" draw:fill="solid" draw:fill-color="#fffff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60"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2"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4" style:family="graphic" style:parent-style-name="standard">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6" style:family="graphic" style:parent-style-name="standard">
      <style:graphic-properties svg:stroke-color="#000000" draw:fill-color="#ffffff" draw:textarea-horizontal-align="justify" draw:textarea-vertical-align="middle" draw:auto-grow-height="false" fo:min-height="1.389cm" fo:min-width="2.5cm" style:writing-mode="lr-tb" loext:decorative="false"/>
      <style:paragraph-properties style:writing-mode="lr-tb"/>
    </style:style>
    <style:style style:name="gr67"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69"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3"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74"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75"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76"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77"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78" style:family="graphic" style:parent-style-name="objectwithoutfill">
      <style:graphic-properties draw:marker-end="Arrowheads_20_34" draw:marker-end-width="0.3cm" draw:fill="none" loext:decorative="false"/>
    </style:style>
    <style:style style:name="gr79"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80"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3"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84"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85"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86"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87"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88"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89"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90"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91"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92"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93"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94"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95"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96"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97"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98"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99"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100"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101"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102"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103"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104"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105"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106" style:family="graphic" style:parent-style-name="standard">
      <style:graphic-properties draw:stroke="none" draw:fill="none" fo:min-height="0.633cm" loext:decorative="false"/>
      <style:paragraph-properties style:writing-mode="lr-tb"/>
    </style:style>
    <style:style style:name="gr107"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108"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1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12"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113"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14"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15"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16"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17"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18"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19"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20"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21"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22"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23"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24"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25"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26"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27"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28"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29"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30"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31"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32"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3"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34"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35"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36"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37"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38"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39"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40"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41"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42"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4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fo:min-height="0.414cm" fo:min-width="1.025cm" loext:decorative="false"/>
      <style:paragraph-properties style:writing-mode="lr-tb"/>
    </style:style>
    <style:style style:name="gr145" style:family="graphic" style:parent-style-name="standard">
      <style:graphic-properties draw:stroke="none" svg:stroke-color="#000000" draw:fill="none" draw:fill-color="#ffffff" draw:textarea-vertical-align="middle" draw:auto-grow-height="true" draw:auto-grow-width="true" fo:min-height="0.414cm" fo:min-width="0.823cm" loext:decorative="false"/>
      <style:paragraph-properties style:writing-mode="lr-tb"/>
    </style:style>
    <style:style style:name="gr14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8"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49"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50"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51"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5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4" style:family="graphic" style:parent-style-name="objectwithoutfill">
      <style:graphic-properties draw:marker-end="Arrowheads_20_109" draw:marker-end-width="0.3cm" draw:fill="none" loext:decorative="false"/>
    </style:style>
    <style:style style:name="gr155" style:family="graphic" style:parent-style-name="objectwithoutfill">
      <style:graphic-properties draw:marker-end="Arrowheads_20_110" draw:marker-end-width="0.3cm" draw:fill="none" loext:decorative="false"/>
    </style:style>
    <style:style style:name="gr156"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57"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58"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59"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60"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61"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62"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63"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64"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65" style:family="graphic" style:parent-style-name="objectwithoutfill">
      <style:graphic-properties draw:marker-end="Arrowheads_20_111" draw:marker-end-width="0.3cm" draw:fill="none" loext:decorative="false"/>
    </style:style>
    <style:style style:name="gr166"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67"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68"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69"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70"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71"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72"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73"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74"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75"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76"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77"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78"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79"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80"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81"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82"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style:paragraph-properties fo:text-align="center"/>
      <style:text-properties fo:font-size="16pt" style:font-size-asian="16pt" style:font-size-complex="16pt"/>
    </style:style>
    <style:style style:name="P31" style:family="paragraph">
      <loext:graphic-properties draw:fill="solid" draw:fill-color="#cccccc"/>
      <style:paragraph-properties fo:text-align="center" style:writing-mode="lr-tb"/>
      <style:text-properties fo:font-size="16pt" style:font-size-asian="16pt" style:font-size-complex="16pt"/>
    </style:style>
    <style:style style:name="P32" style:family="paragraph">
      <loext:graphic-properties draw:fill="none"/>
      <style:paragraph-properties fo:text-align="center"/>
      <style:text-properties fo:font-size="16pt"/>
    </style:style>
    <style:style style:name="P33" style:family="paragraph">
      <loext:graphic-properties draw:fill="none" draw:fill-color="#ffffff"/>
      <style:paragraph-properties fo:text-align="center"/>
      <style:text-properties fo:font-size="12pt" style:font-size-asian="13pt" style:font-size-complex="13pt"/>
    </style:style>
    <style:style style:name="P34" style:family="paragraph">
      <style:paragraph-properties fo:text-align="center"/>
      <style:text-properties fo:font-size="16pt"/>
    </style:style>
    <style:style style:name="P35" style:family="paragraph">
      <loext:graphic-properties draw:fill="solid" draw:fill-color="#ffffff"/>
      <style:paragraph-properties fo:text-align="center" style:writing-mode="lr-tb"/>
      <style:text-properties fo:font-size="16pt"/>
    </style:style>
    <style:style style:name="P36" style:family="paragraph">
      <loext:graphic-properties draw:fill="non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 style:family="paragraph">
      <style:paragraph-properties fo:text-align="center"/>
      <style:text-properties fo:font-size="20pt" style:font-size-asian="20pt" style:font-size-complex="20pt"/>
    </style:style>
    <style:style style:name="P38" style:family="paragraph">
      <loext:graphic-properties draw:fill="solid" draw:fill-color="#cccccc"/>
      <style:paragraph-properties fo:text-align="center" style:writing-mode="lr-tb"/>
      <style:text-properties fo:font-size="20pt" style:font-size-asian="20pt" style:font-size-complex="20pt"/>
    </style:style>
    <style:style style:name="P39" style:family="paragraph">
      <style:paragraph-properties fo:text-align="center"/>
      <style:text-properties fo:font-size="30pt" style:font-size-asian="30pt" style:font-size-complex="30pt"/>
    </style:style>
    <style:style style:name="P40" style:family="paragraph">
      <loext:graphic-properties draw:fill="solid" draw:fill-color="#cccccc"/>
      <style:paragraph-properties fo:text-align="center" style:writing-mode="lr-tb"/>
      <style:text-properties fo:font-size="30pt" style:font-size-asian="30pt" style:font-size-complex="30pt"/>
    </style:style>
    <style:style style:name="P41" style:family="paragraph">
      <style:paragraph-properties fo:margin-top="0cm" fo:margin-bottom="0cm" fo:text-align="center"/>
    </style:style>
    <style:style style:name="P42" style:family="paragraph">
      <loext:graphic-properties draw:fill="solid" draw:fill-color="#cccccc"/>
      <style:paragraph-properties fo:margin-top="0cm" fo:margin-bottom="0cm" fo:text-align="center"/>
      <style:text-properties fo:font-size="14pt" style:font-size-asian="14pt" style:font-size-complex="14pt"/>
    </style:style>
    <style:style style:name="P43" style:family="paragraph">
      <style:paragraph-properties fo:margin-left="0cm" fo:margin-right="0cm" fo:text-align="start" fo:text-indent="0cm"/>
      <style:text-properties fo:font-size="10pt" style:font-size-asian="10pt" style:font-size-complex="10pt"/>
    </style:style>
    <style:style style:name="P44" style:family="paragraph">
      <loext:graphic-properties draw:fill="solid" draw:fill-color="#cccccc"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45" style:family="paragraph">
      <style:paragraph-properties fo:text-align="center"/>
      <style:text-properties fo:font-size="10pt" style:font-size-asian="10pt" style:font-size-complex="10pt"/>
    </style:style>
    <style:style style:name="P46" style:family="paragraph">
      <loext:graphic-properties draw:fill="solid" draw:fill-color="#e37222"/>
      <style:paragraph-properties fo:text-align="center" style:writing-mode="lr-tb"/>
      <style:text-properties fo:font-size="10pt" style:font-size-asian="10pt" style:font-size-complex="10pt"/>
    </style:style>
    <style:style style:name="P47" style:family="paragraph">
      <style:paragraph-properties fo:text-align="center"/>
      <style:text-properties fo:font-size="20pt" style:font-size-asian="30pt" style:font-size-complex="30pt"/>
    </style:style>
    <style:style style:name="P48" style:family="paragraph">
      <loext:graphic-properties draw:fill="solid" draw:fill-color="#e37222"/>
      <style:paragraph-properties fo:text-align="center" style:writing-mode="lr-tb"/>
      <style:text-properties fo:font-size="20pt" style:font-size-asian="30pt" style:font-size-complex="30pt"/>
    </style:style>
    <style:style style:name="P49" style:family="paragraph">
      <loext:graphic-properties draw:fill="solid" draw:fill-color="#e37222"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50" style:family="paragraph">
      <loext:graphic-properties draw:fill-color="#cccccc"/>
      <style:paragraph-properties fo:text-align="center" style:writing-mode="lr-tb"/>
    </style:style>
    <style:style style:name="P5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5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3" style:family="paragraph">
      <loext:graphic-properties draw:fill="none" draw:fill-color="#ffffff" draw:opacity="100%"/>
      <style:text-properties fo:font-size="10pt" style:font-size-asian="10.5pt" style:font-size-complex="10.5pt"/>
    </style:style>
    <style:style style:name="P54" style:family="paragraph">
      <loext:graphic-properties draw:fill-color="#ffffff"/>
      <style:paragraph-properties fo:text-align="center" style:writing-mode="lr-tb"/>
    </style:style>
    <style:style style:name="P5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6" style:family="paragraph">
      <loext:graphic-properties draw:fill="none"/>
    </style:style>
    <style:style style:name="P57" style:family="paragraph">
      <loext:graphic-properties draw:fill="solid" draw:fill-color="#ffffff"/>
      <style:paragraph-properties fo:text-align="center" style:writing-mode="lr-tb"/>
      <style:text-properties fo:language="en" fo:country="US" style:language-asian="zxx" style:country-asian="none" style:language-complex="zxx" style:country-complex="none"/>
    </style:style>
    <style:style style:name="P58" style:family="paragraph">
      <loext:graphic-properties draw:fill="solid"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59" style:family="paragraph">
      <style:paragraph-properties fo:margin-left="0cm" fo:margin-right="0cm" fo:margin-top="0cm" fo:margin-bottom="0cm" fo:line-height="100%" fo:text-align="center" fo:text-indent="0cm"/>
    </style:style>
    <style:style style:name="P6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61" style:family="paragraph">
      <loext:graphic-properties draw:fill="solid"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62" style:family="paragraph">
      <loext:graphic-properties draw:fill="solid"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63" style:family="paragraph">
      <loext:graphic-properties draw:fill-color="#ffffff"/>
      <style:paragraph-properties fo:text-align="center" style:writing-mode="lr-tb"/>
      <style:text-properties fo:language="en" fo:country="US" style:language-asian="zxx" style:country-asian="none" style:language-complex="zxx" style:country-complex="none"/>
    </style:style>
    <style:style style:name="P64" style:family="paragraph">
      <loext:graphic-properties draw:fill="solid"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6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6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67" style:family="paragraph">
      <loext:graphic-properties draw:fill="none" draw:fill-color="#ffffff"/>
      <style:text-properties fo:font-size="10pt" style:font-size-asian="10.5pt" style:font-size-complex="10.5pt"/>
    </style:style>
    <style:style style:name="P68"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6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70" style:family="paragraph">
      <loext:graphic-properties draw:fill="none" draw:fill-color="#ffffff"/>
      <style:paragraph-properties fo:text-align="center"/>
      <style:text-properties fo:font-size="14pt"/>
    </style:style>
    <style:style style:name="P71" style:family="paragraph">
      <loext:graphic-properties draw:fill="none" draw:fill-color="#ffffff"/>
      <style:paragraph-properties fo:text-align="center"/>
      <style:text-properties fo:font-size="10pt" style:font-size-asian="10.5pt" style:font-size-complex="10.5pt"/>
    </style:style>
    <style:style style:name="P72" style:family="paragraph">
      <style:paragraph-properties fo:text-align="center"/>
      <style:text-properties fo:font-size="10.5pt" style:font-size-asian="11pt" style:font-size-complex="11pt"/>
    </style:style>
    <style:style style:name="P73" style:family="paragraph">
      <loext:graphic-properties draw:fill="solid" draw:fill-color="#ffffff"/>
      <style:paragraph-properties fo:text-align="center" style:writing-mode="lr-tb"/>
      <style:text-properties fo:font-size="10.5pt" style:font-size-asian="11pt" style:font-size-complex="11pt"/>
    </style:style>
    <style:style style:name="P7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7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76" style:family="paragraph">
      <style:paragraph-properties fo:margin-left="0cm" fo:margin-right="0cm" fo:margin-top="0cm" fo:margin-bottom="0cm" fo:text-align="center" fo:text-indent="0cm"/>
    </style:style>
    <style:style style:name="P7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78" style:family="paragraph">
      <loext:graphic-properties draw:fill="solid" draw:fill-color="#ffffff"/>
      <style:paragraph-properties fo:text-align="center" style:writing-mode="lr-tb"/>
    </style:style>
    <style:style style:name="P79" style:family="paragraph">
      <loext:graphic-properties draw:fill="solid" draw:fill-color="#ffffff"/>
    </style:style>
    <style:style style:name="P8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81" style:family="paragraph">
      <loext:graphic-properties draw:fill="solid" draw:fill-color="#ffffff"/>
      <style:paragraph-properties fo:margin-top="0cm" fo:margin-bottom="0cm" fo:text-align="center" style:writing-mode="lr-tb"/>
    </style:style>
    <style:style style:name="P82" style:family="paragraph">
      <loext:graphic-properties draw:fill="none" draw:fill-color="#ffffff"/>
      <style:text-properties fo:font-size="10pt" style:font-size-asian="11pt" style:font-size-complex="11pt"/>
    </style:style>
    <style:style style:name="P83" style:family="paragraph">
      <loext:graphic-properties draw:fill="solid" draw:fill-color="#ffffff"/>
      <style:paragraph-properties fo:text-align="center" style:writing-mode="lr-tb"/>
      <style:text-properties fo:font-size="10pt" style:font-size-asian="10pt" style:font-size-complex="10pt"/>
    </style:style>
    <style:style style:name="P84"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85" style:family="paragraph">
      <style:paragraph-properties fo:text-align="center"/>
      <style:text-properties fo:font-size="14pt" style:font-size-asian="15pt" style:font-size-complex="15pt"/>
    </style:style>
    <style:style style:name="P86" style:family="paragraph">
      <loext:graphic-properties draw:fill="solid" draw:fill-color="#eeeeee"/>
      <style:paragraph-properties fo:text-align="center" style:writing-mode="lr-tb"/>
      <style:text-properties fo:font-size="14pt" style:font-size-asian="15pt" style:font-size-complex="15pt"/>
    </style:style>
    <style:style style:name="P87" style:family="paragraph">
      <loext:graphic-properties draw:fill="solid" draw:fill-color="#dddddd"/>
      <style:paragraph-properties fo:text-align="center" style:writing-mode="lr-tb"/>
      <style:text-properties fo:font-size="14pt" style:font-size-asian="15pt" style:font-size-complex="15pt"/>
    </style:style>
    <style:style style:name="P88" style:family="paragraph">
      <loext:graphic-properties draw:fill="solid" draw:fill-color="#cccccc"/>
      <style:paragraph-properties fo:text-align="center" style:writing-mode="lr-tb"/>
      <style:text-properties fo:font-size="14pt" style:font-size-asian="15pt" style:font-size-complex="15pt"/>
    </style:style>
    <style:style style:name="P89" style:family="paragraph">
      <loext:graphic-properties draw:fill="solid" draw:fill-color="#cccccc"/>
      <style:paragraph-properties fo:text-align="center" style:writing-mode="lr-tb"/>
    </style:style>
    <style:style style:name="P90" style:family="paragraph">
      <loext:graphic-properties draw:fill="solid" draw:fill-color="#cccccc"/>
    </style:style>
    <style:style style:name="P91" style:family="paragraph">
      <loext:graphic-properties draw:fill-color="#ffffff"/>
      <style:text-properties fo:font-size="20pt"/>
    </style:style>
    <style:style style:name="P92" style:family="paragraph">
      <loext:graphic-properties draw:fill="none"/>
      <style:paragraph-properties fo:text-align="center" style:writing-mode="lr-tb"/>
      <style:text-properties fo:font-size="10pt" style:font-size-asian="10pt" style:font-size-complex="10pt"/>
    </style:style>
    <style:style style:name="P93" style:family="paragraph">
      <loext:graphic-properties draw:fill="none"/>
      <style:text-properties style:text-position="33% 58%"/>
    </style:style>
    <style:style style:name="P94" style:family="paragraph">
      <loext:graphic-properties draw:fill="solid" draw:fill-color="#dd1c1a" draw:opacity="100%"/>
      <style:paragraph-properties fo:text-align="center"/>
    </style:style>
    <style:style style:name="P95" style:family="paragraph">
      <loext:graphic-properties draw:fill="solid" draw:fill-color="#07a0c3"/>
      <style:paragraph-properties fo:text-align="center"/>
    </style:style>
    <style:style style:name="P96" style:family="paragraph">
      <loext:graphic-properties draw:fill="solid" draw:fill-color="#f0c808"/>
      <style:paragraph-properties fo:text-align="center"/>
    </style:style>
    <style:style style:name="P97" style:family="paragraph">
      <loext:graphic-properties draw:fill="none" draw:fill-color="#f0c808"/>
      <style:paragraph-properties fo:text-align="center"/>
    </style:style>
    <style:style style:name="P98" style:family="paragraph">
      <loext:graphic-properties draw:fill-color="#cccccc"/>
      <style:paragraph-properties fo:text-align="center" style:writing-mode="lr-tb"/>
      <style:text-properties fo:font-size="14pt" style:font-size-asian="15pt" style:font-size-complex="15pt"/>
    </style:style>
    <style:style style:name="P99" style:family="paragraph">
      <loext:graphic-properties draw:fill="none" draw:fill-color="#ffffff"/>
      <style:paragraph-properties fo:text-align="center"/>
      <style:text-properties fo:font-size="42pt" fo:font-weight="bold" style:font-size-asian="44pt" style:font-size-complex="44pt"/>
    </style:style>
    <style:style style:name="P100" style:family="paragraph">
      <loext:graphic-properties draw:fill="none" draw:fill-color="#ffffff"/>
      <style:text-properties fo:font-size="42pt" fo:font-weight="bold" style:font-size-asian="44pt" style:font-size-complex="44pt"/>
    </style:style>
    <style:style style:name="P101" style:family="paragraph">
      <loext:graphic-properties draw:fill="none" draw:fill-color="#ffffff"/>
      <style:paragraph-properties fo:text-align="center"/>
    </style:style>
    <style:style style:name="P102" style:family="paragraph">
      <loext:graphic-properties draw:fill="none" draw:fill-color="#ffffff"/>
      <style:paragraph-properties fo:text-align="center"/>
      <style:text-properties fo:font-size="10.5pt" style:font-size-asian="11pt" style:font-size-complex="11pt"/>
    </style:style>
    <style:style style:name="P103" style:family="paragraph">
      <loext:graphic-properties draw:fill="none" draw:fill-color="#ffffff"/>
      <style:text-properties fo:font-size="28pt" fo:font-weight="bold" style:font-size-asian="32pt" style:font-size-complex="32pt"/>
    </style:style>
    <style:style style:name="P104" style:family="paragraph">
      <loext:graphic-properties draw:fill="none" draw:fill-color="#ffffff"/>
      <style:text-properties fo:font-size="12pt" style:font-size-asian="13pt" style:font-size-complex="13pt"/>
    </style:style>
    <style:style style:name="P105" style:family="paragraph">
      <loext:graphic-properties draw:fill="none" draw:fill-color="#ffffff"/>
    </style:style>
    <style:style style:name="P106" style:family="paragraph">
      <loext:graphic-properties draw:fill="none" draw:fill-color="#ffffff"/>
      <style:paragraph-properties fo:text-align="center"/>
      <style:text-properties fo:font-size="10pt"/>
    </style:style>
    <style:style style:name="P107" style:family="paragraph">
      <loext:graphic-properties draw:fill="none"/>
      <style:paragraph-properties fo:text-align="center" style:writing-mode="lr-tb"/>
      <style:text-properties fo:font-size="10pt"/>
    </style:style>
    <style:style style:name="P108" style:family="paragraph">
      <loext:graphic-properties draw:fill-color="#b2b2b2"/>
      <style:paragraph-properties fo:text-align="center"/>
    </style:style>
    <style:style style:name="P109" style:family="paragraph">
      <style:paragraph-properties fo:margin-left="0cm" fo:margin-right="0cm" fo:margin-top="0.1cm" fo:margin-bottom="0.1cm" fo:line-height="100%" fo:text-align="center" fo:text-indent="0cm"/>
    </style:style>
    <style:style style:name="P110" style:family="paragraph">
      <style:paragraph-properties fo:text-align="center"/>
      <style:text-properties fo:font-size="10.5pt" style:font-size-asian="10.5pt" style:font-size-complex="10.5pt"/>
    </style:style>
    <style:style style:name="P111" style:family="paragraph">
      <loext:graphic-properties draw:fill-color="#b2b2b2"/>
      <style:paragraph-properties fo:text-align="center" style:writing-mode="lr-tb"/>
      <style:text-properties fo:font-size="10.5pt" style:font-size-asian="10.5pt" style:font-size-complex="10.5pt"/>
    </style:style>
    <style:style style:name="P112" style:family="paragraph">
      <loext:graphic-properties draw:fill-color="#b2b2b2"/>
      <style:paragraph-properties fo:text-align="center" style:writing-mode="lr-tb"/>
    </style:style>
    <style:style style:name="P113" style:family="paragraph">
      <style:paragraph-properties fo:margin-top="0.5cm" fo:margin-bottom="0cm"/>
    </style:style>
    <style:style style:name="P114" style:family="paragraph">
      <style:paragraph-properties fo:margin-top="0.5cm" fo:margin-bottom="0cm"/>
      <style:text-properties fo:font-size="24pt" fo:language="en" fo:country="US" style:font-size-asian="24pt" style:font-size-complex="24pt"/>
    </style:style>
    <style:style style:name="P115" style:family="paragraph">
      <loext:graphic-properties draw:fill="none"/>
      <style:paragraph-properties fo:text-align="center"/>
      <style:text-properties fo:language="en" fo:country="US"/>
    </style:style>
    <style:style style:name="P116" style:family="paragraph">
      <style:text-properties style:text-position="0% 100%" fo:font-size="18pt" fo:language="en" fo:country="US" style:font-size-asian="20pt" style:font-size-complex="20pt"/>
    </style:style>
    <style:style style:name="P117"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6pt" style:font-size-asian="16pt" style:font-size-complex="16pt"/>
    </style:style>
    <style:style style:name="T8" style:family="text">
      <style:text-properties fo:font-size="16pt" style:font-size-asian="10pt" style:font-size-complex="10pt"/>
    </style:style>
    <style:style style:name="T9" style:family="text">
      <style:text-properties fo:font-size="16pt" style:font-size-asian="36pt" style:font-size-complex="36pt"/>
    </style:style>
    <style:style style:name="T10" style:family="text">
      <style:text-properties fo:font-size="16pt"/>
    </style:style>
    <style:style style:name="T11" style:family="text">
      <style:text-properties fo:font-size="20pt" style:font-size-asian="20pt" style:font-size-complex="20pt"/>
    </style:style>
    <style:style style:name="T12" style:family="text">
      <style:text-properties fo:font-size="30pt" style:font-size-asian="30pt" style:font-size-complex="30pt"/>
    </style:style>
    <style:style style:name="T13" style:family="text">
      <style:text-properties style:text-position="-8% 58%" fo:font-size="20pt" style:font-size-asian="20pt" style:font-size-complex="20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style:font-size-asian="30pt" style:font-size-complex="30pt"/>
    </style:style>
    <style:style style:name="T17" style:family="text">
      <style:text-properties fo:font-size="10pt" style:font-size-asian="10.5pt" style:font-size-complex="10.5pt"/>
    </style:style>
    <style:style style:name="T18" style:family="text">
      <style:text-properties style:font-name="Arial" fo:font-size="15pt" fo:language="en" fo:country="US" style:font-size-asian="11pt" style:language-asian="zxx" style:country-asian="none" style:font-size-complex="11pt" style:language-complex="zxx" style:country-complex="none"/>
    </style:style>
    <style:style style:name="T19" style:family="text">
      <style:text-properties fo:font-size="11pt" fo:language="en" fo:country="US" style:font-size-asian="12pt" style:language-asian="zxx" style:country-asian="none" style:font-size-complex="12pt" style:language-complex="zxx" style:country-complex="none"/>
    </style:style>
    <style:style style:name="T20" style:family="text">
      <style:text-properties style:font-name="Arial" fo:font-size="13pt" fo:language="en" fo:country="US" style:font-size-asian="10pt" style:language-asian="zxx" style:country-asian="none" style:font-size-complex="10pt" style:language-complex="zxx" style:country-complex="none"/>
    </style:style>
    <style:style style:name="T21" style:family="text">
      <style:text-properties fo:font-size="14pt" style:font-size-asian="15pt" style:font-size-complex="15pt"/>
    </style:style>
    <style:style style:name="T22" style:family="text">
      <style:text-properties fo:font-size="14pt"/>
    </style:style>
    <style:style style:name="T23" style:family="text">
      <style:text-properties fo:font-size="8pt" style:font-size-asian="8pt" style:font-size-complex="8pt"/>
    </style:style>
    <style:style style:name="T24" style:family="text">
      <style:text-properties style:text-position="-8% 58%" fo:font-size="10pt" style:font-size-asian="10.5pt" style:font-size-complex="10.5pt"/>
    </style:style>
    <style:style style:name="T25" style:family="text">
      <style:text-properties fo:font-size="8pt" style:font-size-asian="9pt" style:font-size-complex="9pt"/>
    </style:style>
    <style:style style:name="T26" style:family="text">
      <style:text-properties fo:font-size="10.5pt" style:font-size-asian="11pt" style:font-size-complex="11pt"/>
    </style:style>
    <style:style style:name="T27" style:family="text">
      <style:text-properties style:text-position="-8% 58%" fo:font-size="10.5pt" style:font-size-asian="11pt" style:font-size-complex="11pt"/>
    </style:style>
    <style:style style:name="T28" style:family="text">
      <style:text-properties style:text-position="0% 100%" fo:font-size="10pt" style:text-underline-style="none" style:font-size-asian="12pt" style:font-size-complex="12pt"/>
    </style:style>
    <style:style style:name="T29" style:family="text">
      <style:text-properties fo:font-size="9pt" style:font-size-asian="10pt" style:font-size-complex="10pt"/>
    </style:style>
    <style:style style:name="T30" style:family="text">
      <style:text-properties fo:font-size="10pt" style:text-underline-style="none" style:font-size-asian="12pt" style:font-size-complex="12pt"/>
    </style:style>
    <style:style style:name="T31" style:family="text">
      <style:text-properties style:text-position="-8% 58%" fo:font-size="10pt" style:text-underline-style="none" style:font-size-asian="12pt" style:font-size-complex="12pt"/>
    </style:style>
    <style:style style:name="T32" style:family="text">
      <style:text-properties fo:font-size="10pt" style:font-size-asian="11pt" style:font-size-complex="11pt"/>
    </style:style>
    <style:style style:name="T33" style:family="text">
      <style:text-properties style:text-position="-8% 58%" fo:font-size="10pt" style:font-size-asian="10pt" style:font-size-complex="10pt"/>
    </style:style>
    <style:style style:name="T34" style:family="text">
      <style:text-properties fo:font-size="42pt" fo:font-weight="bold" style:font-size-asian="44pt" style:font-size-complex="44pt"/>
    </style:style>
    <style:style style:name="T35" style:family="text">
      <style:text-properties fo:font-size="28pt" fo:font-weight="bold" style:font-size-asian="32pt" style:font-size-complex="32pt"/>
    </style:style>
    <style:style style:name="T36" style:family="text">
      <style:text-properties fo:font-size="10pt"/>
    </style:style>
    <style:style style:name="T37"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8" style:family="text">
      <style:text-properties fo:font-size="9pt" style:font-size-asian="9pt" style:font-size-complex="9pt"/>
    </style:style>
    <style:style style:name="T39"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 style:family="text">
      <style:text-properties fo:font-size="21pt" fo:language="en" fo:country="US" style:font-size-asian="21pt" style:font-size-complex="21pt"/>
    </style:style>
    <style:style style:name="T41" style:family="text">
      <style:text-properties fo:font-size="21pt" fo:language="en" fo:country="US" style:text-underline-style="solid" style:text-underline-width="auto" style:text-underline-color="font-color" style:font-size-asian="21pt" style:font-size-complex="21pt"/>
    </style:style>
    <style:style style:name="T42" style:family="text">
      <style:text-properties fo:font-size="24pt" fo:language="en" fo:country="US" style:text-underline-style="solid" style:text-underline-width="auto" style:text-underline-color="font-color" style:font-size-asian="24pt" style:font-size-complex="24pt"/>
    </style:style>
    <style:style style:name="T43"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7" draw:id="id87"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6" draw:id="id86"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8" draw:id="id88"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9" draw:id="id89"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E4A84D1.svg" xlink:type="simple" xlink:show="embed" xlink:actuate="onLoad" draw:mime-type="image/svg+xml">
            <text:p/>
          </draw:image>
          <draw:image xlink:href="Pictures/100000010000012A000001455F2D5CB8.png" xlink:type="simple" xlink:show="embed" xlink:actuate="onLoad" draw:mime-type="image/png"/>
        </draw:frame>
        <draw:frame draw:style-name="gr35" draw:text-style-name="P28" draw:layer="layout" svg:width="1.409cm" svg:height="1.643cm" svg:x="9.221cm" svg:y="6.889cm">
          <draw:image xlink:href="Pictures/10002C4A00002CC0000034312F21FFA5.svg" xlink:type="simple" xlink:show="embed" xlink:actuate="onLoad" draw:mime-type="image/svg+xml">
            <text:p/>
          </draw:image>
          <draw:image xlink:href="Pictures/10000001000001B1000001F911E1DC1A.png" xlink:type="simple" xlink:show="embed" xlink:actuate="onLoad" draw:mime-type="image/png"/>
        </draw:frame>
        <draw:frame draw:style-name="gr35" draw:text-style-name="P28" draw:layer="layout" svg:width="1.409cm" svg:height="1.643cm" svg:x="20.524cm" svg:y="5.659cm">
          <draw:image xlink:href="Pictures/10002C4A00002CC0000034312F21FFA5.svg" xlink:type="simple" xlink:show="embed" xlink:actuate="onLoad" draw:mime-type="image/svg+xml">
            <text:p/>
          </draw:image>
          <draw:image xlink:href="Pictures/10000001000001B1000001F911E1DC1A.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2.629cm" svg:x="1.4cm" svg:y="0.628cm" presentation:class="title" presentation:placeholder="true">
          <draw:text-box/>
        </draw:frame>
        <draw:custom-shape draw:style-name="gr36" draw:text-style-name="P31" xml:id="id8" draw:id="id8" draw:layer="layout" svg:width="3cm" svg:height="1.64cm" svg:x="18.394cm" svg:y="7.47cm">
          <text:p text:style-name="P30"><text:span text:style-name="T7">Verifier</text:span></text:p>
          <draw:enhanced-geometry svg:viewBox="0 0 21600 21600" draw:type="rectangle" draw:enhanced-path="M 0 0 L 21600 0 21600 21600 0 21600 0 0 Z N"/>
        </draw:custom-shape>
        <draw:custom-shape draw:style-name="gr37" draw:text-style-name="P31" draw:layer="layout" svg:width="9.106cm" svg:height="3.401cm" svg:x="7.028cm" svg:y="6.309cm">
          <text:p text:style-name="P30"><text:span text:style-name="T7">Prover</text:span></text:p>
          <draw:enhanced-geometry svg:viewBox="0 0 21600 21600" draw:type="rectangle" draw:enhanced-path="M 0 0 L 21600 0 21600 21600 0 21600 0 0 Z N"/>
        </draw:custom-shape>
        <draw:connector draw:style-name="gr38" draw:text-style-name="P32" draw:layer="layout" svg:x1="15.847cm" svg:y1="8.294cm" svg:x2="18.394cm" svg:y2="8.29cm" draw:start-shape="id7" draw:start-glue-point="1" draw:end-shape="id8" svg:d="M15847 8294h1274v-4h1273" svg:viewBox="0 0 2548 5">
          <text:p text:style-name="P5"><text:span text:style-name="T8"/></text:p>
          <text:p text:style-name="P5"><text:span text:style-name="T9"><text:s text:c="7"/></text:span></text:p>
        </draw:connector>
        <draw:frame draw:style-name="gr39" draw:text-style-name="P33" draw:layer="layout" svg:width="2.242cm" svg:height="0.866cm" svg:x="16.134cm" svg:y="8.232cm">
          <draw:text-box>
            <text:p text:style-name="P5"><text:span text:style-name="T6">Evidence</text:span></text:p>
          </draw:text-box>
        </draw:frame>
        <draw:custom-shape draw:style-name="gr40" draw:text-style-name="P35" xml:id="id7" draw:id="id7" draw:layer="layout" svg:width="3cm" svg:height="1.64cm" svg:x="12.847cm" svg:y="7.474cm">
          <text:p text:style-name="P34"><text:span text:style-name="T10">Attester</text:span></text:p>
          <draw:enhanced-geometry svg:viewBox="0 0 21600 21600" draw:mirror-horizontal="false" draw:mirror-vertical="false" draw:type="rectangle" draw:enhanced-path="M 0 0 L 21600 0 21600 21600 0 21600 0 0 Z N"/>
        </draw:custom-shape>
        <draw:connector draw:style-name="gr41" draw:text-style-name="P36" draw:layer="layout" svg:x1="10.299cm" svg:y1="8.294cm" svg:x2="12.847cm" svg:y2="8.294cm" draw:start-shape="id9" draw:start-glue-point="1" draw:end-shape="id7" draw:end-glue-point="3" svg:d="M10299 8294h2548" svg:viewBox="0 0 2549 1">
          <text:p/>
        </draw:connector>
        <draw:frame draw:style-name="gr42" draw:text-style-name="P33" draw:layer="layout" svg:width="2.886cm" svg:height="1.197cm" svg:x="10.138cm" svg:y="8.23cm">
          <draw:text-box>
            <text:p text:style-name="P5"><text:span text:style-name="T6">Measure-</text:span></text:p>
            <text:p text:style-name="P5"><text:span text:style-name="T6">ments</text:span></text:p>
          </draw:text-box>
        </draw:frame>
        <draw:custom-shape draw:style-name="gr40" draw:text-style-name="P35" xml:id="id9" draw:id="id9" draw:layer="layout" svg:width="3cm" svg:height="1.64cm" svg:x="7.299cm" svg:y="7.474cm">
          <text:p text:style-name="P34"><text:span text:style-name="T10">Attested</text:span></text:p>
          <text:p text:style-name="P34"><text:span text:style-name="T10">syste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TPM types</text:p>
          </draw:text-box>
        </draw:frame>
        <draw:custom-shape draw:style-name="gr43" draw:text-style-name="P38" xml:id="id10" draw:id="id10" draw:layer="layout" svg:width="3.81cm" svg:height="3.81cm" svg:x="1.27cm" svg:y="4.445cm">
          <text:p text:style-name="P37"><text:span text:style-name="T11">CPU</text:span></text:p>
          <draw:enhanced-geometry svg:viewBox="0 0 21600 21600" draw:type="rectangle" draw:enhanced-path="M 0 0 L 21600 0 21600 21600 0 21600 0 0 Z N"/>
        </draw:custom-shape>
        <draw:custom-shape draw:style-name="gr43" draw:text-style-name="P40" xml:id="id11" draw:id="id11" draw:layer="layout" svg:width="3.81cm" svg:height="3.81cm" svg:x="8.89cm" svg:y="4.445cm">
          <text:p text:style-name="P39"><text:span text:style-name="T12"/></text:p>
          <text:p text:style-name="P39"><text:span text:style-name="T12"/></text:p>
          <text:p text:style-name="P39"><text:span text:style-name="T11">CPU</text:span><text:span text:style-name="T13">TPM</text:span></text:p>
          <draw:enhanced-geometry svg:viewBox="0 0 21600 21600" draw:type="rectangle" draw:enhanced-path="M 0 0 L 21600 0 21600 21600 0 21600 0 0 Z N"/>
        </draw:custom-shape>
        <draw:connector draw:style-name="gr44" draw:text-style-name="P42" draw:layer="layout" svg:x1="5.08cm" svg:y1="6.35cm" svg:x2="8.89cm" svg:y2="6.35cm" draw:start-shape="id10" draw:start-glue-point="1" draw:end-shape="id11" draw:end-glue-point="3" svg:d="M5080 6350h3810" svg:viewBox="0 0 3811 1">
          <text:p text:style-name="P41"><text:span text:style-name="T14">BUS</text:span></text:p>
        </draw:connector>
        <draw:custom-shape draw:style-name="gr43" draw:text-style-name="P40" draw:layer="layout" svg:width="3.81cm" svg:height="3.81cm" svg:x="20.32cm" svg:y="4.445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5" draw:text-style-name="P44" draw:layer="layout" svg:width="2.68cm" svg:height="1.67cm" svg:x="21.21cm" svg:y="4.68cm">
          <text:p text:style-name="P43"><text:span text:style-name="T15">TEE</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22.486cm" svg:y="4.88cm">
          <text:p text:style-name="P45"><text:span text:style-name="T15">TPM</text:span></text:p>
          <draw:enhanced-geometry svg:viewBox="0 0 21600 21600" draw:mirror-horizontal="false" draw:mirror-vertical="false" draw:type="rectangle" draw:enhanced-path="M 0 0 L 21600 0 21600 21600 0 21600 0 0 Z N"/>
        </draw:custom-shape>
        <draw:custom-shape draw:style-name="gr47" draw:text-style-name="P48" draw:layer="layout" svg:width="2.184cm" svg:height="2.063cm" svg:x="9.703cm" svg:y="4.722cm">
          <text:p text:style-name="P47"><text:span text:style-name="T16">TPM</text:span></text:p>
          <draw:enhanced-geometry svg:viewBox="0 0 21600 21600" draw:mirror-horizontal="false" draw:mirror-vertical="false" draw:type="rectangle" draw:enhanced-path="M 0 0 L 21600 0 21600 21600 0 21600 0 0 Z N"/>
        </draw:custom-shape>
        <draw:custom-shape draw:style-name="gr43" draw:text-style-name="P40" draw:layer="layout" svg:width="3.81cm" svg:height="3.81cm" svg:x="13.335cm" svg:y="10.16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8" draw:text-style-name="P49" draw:layer="layout" svg:width="2.68cm" svg:height="1.67cm" svg:x="14.226cm" svg:y="10.395cm">
          <text:p text:style-name="P43"><text:span text:style-name="T15">VMM</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15.501cm" svg:y="10.595cm">
          <text:p text:style-name="P45"><text:span text:style-name="T15">TP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49" draw:text-style-name="P50" draw:layer="layout" svg:width="21.606cm" svg:height="4.777cm" svg:x="3.195cm" svg:y="8.824cm">
          <text:p text:style-name="P5">Prover</text:p>
          <draw:enhanced-geometry svg:viewBox="0 0 21600 21600" draw:type="rectangle" draw:enhanced-path="M 0 0 L 21600 0 21600 21600 0 21600 0 0 Z N"/>
        </draw:custom-shape>
        <draw:custom-shape draw:style-name="gr50" draw:text-style-name="P5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51" draw:text-style-name="P51" draw:layer="layout" svg:width="1.869cm" svg:height="2.173cm" svg:x="18.334cm" svg:y="5.158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2" draw:text-style-name="P52" xml:id="id14" draw:id="id14" draw:layer="layout" svg:width="0.863cm" svg:height="0.852cm" svg:x="18.78cm" svg:y="6.223cm">
          <text:p/>
          <draw:enhanced-geometry svg:viewBox="0 0 21600 21600" draw:type="rectangle" draw:enhanced-path="M 0 0 L 21600 0 21600 21600 0 21600 0 0 Z N"/>
        </draw:custom-shape>
        <draw:frame draw:style-name="gr53" draw:text-style-name="P53" xml:id="id13" draw:id="id13" draw:layer="layout" svg:width="1.561cm" svg:height="1.006cm" svg:x="18.533cm" svg:y="5.714cm">
          <draw:text-box>
            <text:p><text:span text:style-name="T17">EKcert</text:span></text:p>
          </draw:text-box>
        </draw:frame>
        <draw:custom-shape draw:style-name="gr54" draw:text-style-name="P5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55" xml:id="id15" draw:id="id15"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56" draw:layer="layout" draw:type="curve" svg:x1="23.287cm" svg:y1="9.071cm" svg:x2="20.094cm" svg:y2="6.217cm" draw:start-shape="id12" draw:start-glue-point="0" draw:end-shape="id13" draw:end-glue-point="1" svg:d="M23287 9071c0-1903-1064-2854-3193-2854" svg:viewBox="0 0 3194 2855">
          <text:p/>
        </draw:connector>
        <draw:connector draw:style-name="gr57" draw:text-style-name="P56" draw:layer="layout" draw:type="curve" svg:x1="19.211cm" svg:y1="7.075cm" svg:x2="12.057cm" svg:y2="7.336cm" draw:start-shape="id14" draw:end-shape="id15" draw:end-glue-point="2" svg:d="M19211 7075c0 1143-7154 1012-7154 261" svg:viewBox="0 0 7155 843">
          <text:p/>
        </draw:connector>
        <draw:connector draw:style-name="gr58" draw:layer="layout" svg:x1="6.826cm" svg:y1="11.212cm" svg:x2="9.301cm" svg:y2="11.212cm" draw:start-shape="id16" draw:start-glue-point="1" draw:end-shape="id17" draw:end-glue-point="3" svg:d="M6826 11212h2475" svg:viewBox="0 0 2476 1">
          <text:p/>
        </draw:connector>
        <draw:connector draw:style-name="gr58" draw:layer="layout" svg:x1="12.301cm" svg:y1="11.212cm" svg:x2="14.771cm" svg:y2="11.212cm" draw:start-shape="id17" draw:start-glue-point="1" draw:end-shape="id18" draw:end-glue-point="3" svg:d="M12301 11212h2470" svg:viewBox="0 0 2471 1">
          <text:p/>
        </draw:connector>
        <draw:connector draw:style-name="gr58" draw:layer="layout" svg:x1="17.771cm" svg:y1="11.212cm" svg:x2="20.026cm" svg:y2="11.212cm" draw:start-shape="id18" draw:start-glue-point="1" draw:end-shape="id19" draw:end-glue-point="3" svg:d="M17771 11212h2255" svg:viewBox="0 0 2256 1">
          <text:p/>
        </draw:connector>
        <draw:custom-shape draw:style-name="gr59" draw:text-style-name="P57" xml:id="id16" draw:id="id16"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60" draw:text-style-name="P58" draw:layer="layout" svg:width="1cm" svg:height="1cm" svg:x="6.301cm" svg:y="11.573cm">
          <text:p/>
          <draw:enhanced-geometry svg:viewBox="0 0 21600 21600" draw:type="rectangle" draw:enhanced-path="M 0 0 L 21600 0 21600 21600 0 21600 0 0 Z N"/>
        </draw:custom-shape>
        <draw:frame draw:style-name="gr61" draw:text-style-name="P60" draw:layer="layout" svg:width="1.381cm" svg:height="1.376cm" svg:x="6.131cm" svg:y="11.372cm">
          <draw:text-box>
            <text:p text:style-name="P59"><text:span text:style-name="T5">𝓜</text:span></text:p>
          </draw:text-box>
        </draw:frame>
        <draw:custom-shape draw:style-name="gr59" draw:text-style-name="P57" xml:id="id17" draw:id="id17"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62" draw:text-style-name="P6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63" draw:text-style-name="P60" draw:layer="layout" svg:width="1.381cm" svg:height="1.376cm" svg:x="11.608cm" svg:y="11.372cm">
          <draw:text-box>
            <text:p text:style-name="P59"><text:span text:style-name="T5">𝓜</text:span></text:p>
          </draw:text-box>
        </draw:frame>
        <draw:custom-shape draw:style-name="gr59" draw:text-style-name="P57" xml:id="id18" draw:id="id18"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64" draw:text-style-name="P62" draw:layer="layout" svg:width="1cm" svg:height="1cm" svg:x="17.271cm" svg:y="11.551cm">
          <text:p/>
          <draw:enhanced-geometry svg:viewBox="0 0 21600 21600" draw:type="rectangle" draw:enhanced-path="M 0 0 L 21600 0 21600 21600 0 21600 0 0 Z N"/>
        </draw:custom-shape>
        <draw:frame draw:style-name="gr65" draw:text-style-name="P60" draw:layer="layout" svg:width="1.381cm" svg:height="1.376cm" svg:x="17.093cm" svg:y="11.372cm">
          <draw:text-box>
            <text:p text:style-name="P59"><text:span text:style-name="T18">𝓜</text:span></text:p>
          </draw:text-box>
        </draw:frame>
        <draw:custom-shape draw:style-name="gr66" draw:text-style-name="P63" xml:id="id19" draw:id="id19"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67" draw:text-style-name="P64" draw:layer="layout" svg:width="1cm" svg:height="1cm" svg:x="22.517cm" svg:y="11.551cm">
          <text:p/>
          <draw:enhanced-geometry svg:viewBox="0 0 21600 21600" draw:type="rectangle" draw:enhanced-path="M 0 0 L 21600 0 21600 21600 0 21600 0 0 Z N"/>
        </draw:custom-shape>
        <draw:g draw:style-name="gr3" xml:id="id12" draw:id="id12">
          <draw:frame draw:style-name="gr35" draw:text-style-name="P65" draw:layer="layout" svg:width="1.869cm" svg:height="2.173cm" svg:x="22.353cm" svg:y="9.071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5" draw:text-style-name="P55" draw:layer="layout" svg:width="0.863cm" svg:height="0.852cm" svg:x="22.799cm" svg:y="10.136cm">
            <text:p text:style-name="P66"><text:span text:style-name="T19">A</text:span></text:p>
            <draw:enhanced-geometry svg:viewBox="0 0 21600 21600" draw:type="rectangle" draw:enhanced-path="M 0 0 L 21600 0 21600 21600 0 21600 0 0 Z N"/>
          </draw:custom-shape>
          <draw:frame draw:style-name="gr68" draw:text-style-name="P67" draw:layer="layout" svg:width="1.561cm" svg:height="1.006cm" svg:x="22.552cm" svg:y="9.627cm">
            <draw:text-box>
              <text:p><text:span text:style-name="T17">EKcert</text:span></text:p>
            </draw:text-box>
          </draw:frame>
          <draw:custom-shape draw:style-name="gr55" draw:text-style-name="P68" draw:layer="layout" svg:width="0.863cm" svg:height="0.852cm" svg:x="22.799cm" svg:y="10.136cm">
            <text:p/>
            <draw:enhanced-geometry svg:viewBox="0 0 21600 21600" draw:type="rectangle" draw:enhanced-path="M 0 0 L 21600 0 21600 21600 0 21600 0 0 Z N"/>
          </draw:custom-shape>
        </draw:g>
        <draw:frame draw:style-name="gr69" draw:text-style-name="P60" draw:layer="layout" svg:width="1.381cm" svg:height="1.376cm" svg:x="22.35cm" svg:y="11.372cm">
          <draw:text-box>
            <text:p text:style-name="P59"><text:span text:style-name="T18">𝓜</text:span></text:p>
          </draw:text-box>
        </draw:frame>
        <draw:frame draw:style-name="gr70" draw:text-style-name="P69" draw:layer="layout" svg:width="1.381cm" svg:height="1.376cm" svg:x="22.549cm" svg:y="9.89cm">
          <draw:text-box>
            <text:p text:style-name="P59"><text:span text:style-name="T20">𝓜</text:span></text:p>
          </draw:text-box>
        </draw:frame>
        <draw:frame draw:style-name="gr71" draw:text-style-name="P69" draw:layer="layout" svg:width="1.381cm" svg:height="1.376cm" svg:x="18.512cm" svg:y="5.977cm">
          <draw:text-box>
            <text:p text:style-name="P59"><text:span text:style-name="T20">𝓜</text:span></text:p>
          </draw:text-box>
        </draw:frame>
        <draw:frame draw:style-name="gr72" draw:text-style-name="P69" draw:layer="layout" svg:width="1.381cm" svg:height="1.376cm" svg:x="11.363cm" svg:y="6.213cm">
          <draw:text-box>
            <text:p text:style-name="P59"><text:span text:style-name="T20">𝓜</text:span></text:p>
          </draw:text-box>
        </draw:frame>
        <presentation:notes draw:style-name="dp3">
          <draw:page-thumbnail draw:style-name="gr1" draw:layer="layout" svg:width="19.798cm" svg:height="11.136cm" svg:x="0.6cm" svg:y="2.257cm" draw:page-number="9" presentation:class="page"/>
          <draw:frame presentation:style-name="pr5" draw:text-style-name="P2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onnector draw:style-name="gr73" draw:text-style-name="P56" draw:layer="layout" draw:line-skew="1.534cm" svg:x1="12.197cm" svg:y1="4.661cm" svg:x2="11.802cm" svg:y2="5.285cm" draw:start-shape="id20" draw:start-glue-point="4" draw:end-shape="id21" draw:end-glue-point="0" svg:d="M12197 4661h-398v624h3" svg:viewBox="0 0 399 625">
          <text:p/>
        </draw:connector>
        <draw:connector draw:style-name="gr73" draw:text-style-name="P56" draw:layer="layout" draw:line-skew="1.547cm" svg:x1="16.092cm" svg:y1="4.666cm" svg:x2="15.702cm" svg:y2="5.285cm" draw:start-shape="id22" draw:start-glue-point="4" draw:end-shape="id23" draw:end-glue-point="0" svg:d="M16092 4666h-370v619h-20" svg:viewBox="0 0 391 620">
          <text:p/>
        </draw:connector>
        <draw:frame presentation:style-name="pr6" xml:id="id24" draw:id="id24" draw:layer="layout" svg:width="25.199cm" svg:height="2.629cm" svg:x="1.4cm" svg:y="0.628cm" presentation:class="title" presentation:user-transformed="true">
          <draw:text-box>
            <text:p>DICE</text:p>
          </draw:text-box>
        </draw:frame>
        <draw:frame draw:style-name="gr74" draw:text-style-name="P70" draw:layer="layout" svg:width="1.849cm" svg:height="0.803cm" svg:x="5.013cm" svg:y="3.545cm">
          <draw:text-box>
            <text:p text:style-name="P5"><text:span text:style-name="T21">DICE</text:span></text:p>
          </draw:text-box>
        </draw:frame>
        <draw:custom-shape draw:style-name="gr75"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76" draw:text-style-name="P23" xml:id="id29" draw:id="id29"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8.655cm" svg:y="3.545cm">
          <draw:text-box>
            <text:p text:style-name="P5"><text:span text:style-name="T22">Layer 0</text:span></text:p>
          </draw:text-box>
        </draw:frame>
        <draw:custom-shape draw:style-name="gr76" draw:text-style-name="P23" xml:id="id20" draw:id="id20"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24" draw:end-shape="id24" svg:d="M26599 1942z" svg:viewBox="0 0 1 1">
          <text:p/>
        </draw:connector>
        <draw:frame draw:style-name="gr79" draw:text-style-name="P71" draw:layer="layout" svg:width="1.297cm" svg:height="0.646cm" svg:x="7.258cm" svg:y="4.127cm">
          <draw:text-box>
            <text:p text:style-name="P5"><text:span text:style-name="T23">TCI</text:span><text:span text:style-name="T24">0</text:span></text:p>
          </draw:text-box>
        </draw:frame>
        <draw:frame draw:style-name="gr77" draw:text-style-name="P70" draw:layer="layout" svg:width="2.385cm" svg:height="0.882cm" svg:x="12.565cm" svg:y="3.527cm">
          <draw:text-box>
            <text:p text:style-name="P5"><text:span text:style-name="T22">Layer 1</text:span></text:p>
          </draw:text-box>
        </draw:frame>
        <draw:frame draw:style-name="gr79" draw:text-style-name="P71" draw:layer="layout" svg:width="1.297cm" svg:height="0.646cm" svg:x="11.168cm" svg:y="4.13cm">
          <draw:text-box>
            <text:p text:style-name="P5"><text:span text:style-name="T25">TCI</text:span><text:span text:style-name="T24">1</text:span></text:p>
          </draw:text-box>
        </draw:frame>
        <draw:frame draw:style-name="gr77" draw:text-style-name="P70" draw:layer="layout" svg:width="2.385cm" svg:height="0.882cm" svg:x="16.455cm" svg:y="3.527cm">
          <draw:text-box>
            <text:p text:style-name="P5"><text:span text:style-name="T22">Layer 2</text:span></text:p>
          </draw:text-box>
        </draw:frame>
        <draw:custom-shape draw:style-name="gr76" draw:text-style-name="P23" xml:id="id22" draw:id="id22"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80" draw:text-style-name="P73" xml:id="id27" draw:id="id27" draw:layer="layout" svg:width="1.905cm" svg:height="1.27cm" svg:x="4.985cm" svg:y="4.65cm">
          <text:p text:style-name="P72"><text:span text:style-name="T26">UDS</text:span></text:p>
          <draw:enhanced-geometry svg:viewBox="0 0 21600 21600" draw:mirror-horizontal="false" draw:mirror-vertical="false" draw:type="rectangle" draw:enhanced-path="M 0 0 L 21600 0 21600 21600 0 21600 0 0 Z N"/>
        </draw:custom-shape>
        <draw:custom-shape draw:style-name="gr80" draw:text-style-name="P73" xml:id="id28" draw:id="id28" draw:layer="layout" svg:width="1.905cm" svg:height="1.27cm" svg:x="8.895cm" svg:y="4.65cm">
          <text:p text:style-name="P72"><text:span text:style-name="T26">CDI</text:span><text:span text:style-name="T27">0</text:span></text:p>
          <draw:enhanced-geometry svg:viewBox="0 0 21600 21600" draw:type="rectangle" draw:enhanced-path="M 0 0 L 21600 0 21600 21600 0 21600 0 0 Z N"/>
        </draw:custom-shape>
        <draw:custom-shape draw:style-name="gr81" draw:text-style-name="P75" xml:id="id30" draw:id="id30" draw:layer="layout" svg:width="1.905cm" svg:height="1.27cm" svg:x="12.805cm" svg:y="4.65cm">
          <text:p text:style-name="P74"><text:span text:style-name="T26">CDI</text:span><text:span text:style-name="T27">1</text:span></text:p>
          <draw:enhanced-geometry svg:viewBox="0 0 21600 21600" draw:type="rectangle" draw:enhanced-path="M 0 0 L 21600 0 21600 21600 0 21600 0 0 Z N"/>
        </draw:custom-shape>
        <draw:custom-shape draw:style-name="gr82" draw:text-style-name="P75" xml:id="id31" draw:id="id31" draw:layer="layout" svg:width="1.905cm" svg:height="1.27cm" svg:x="16.695cm" svg:y="4.65cm">
          <text:p text:style-name="P74"><text:span text:style-name="T26">CDI</text:span><text:span text:style-name="T27">2</text:span></text:p>
          <draw:enhanced-geometry svg:viewBox="0 0 21600 21600" draw:type="rectangle" draw:enhanced-path="M 0 0 L 21600 0 21600 21600 0 21600 0 0 Z N"/>
        </draw:custom-shape>
        <draw:connector draw:style-name="gr83" draw:text-style-name="P56" draw:layer="layout" draw:type="line" svg:x1="7.207cm" svg:y1="10.106cm" svg:x2="8.897cm" svg:y2="10.114cm" draw:start-shape="id25" draw:start-glue-point="4" draw:end-shape="id26" draw:end-glue-point="3" svg:d="M7207 10106l1690 8" svg:viewBox="0 0 1691 9">
          <text:p/>
        </draw:connector>
        <draw:frame draw:style-name="gr84" draw:text-style-name="P77" xml:id="id26" draw:id="id26" draw:layer="layout" svg:width="1.593cm" svg:height="1.831cm" svg:x="8.897cm" svg:y="9.199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g draw:style-name="gr3" xml:id="id25" draw:id="id25">
          <draw:glue-point draw:id="4" svg:x="5.003cm" svg:y="2.265cm"/>
          <draw:custom-shape draw:style-name="gr85" draw:text-style-name="P78" draw:layer="layout" svg:width="2.54cm" svg:height="1.399cm" svg:x="4.667cm" svg:y="9.091cm">
            <text:p text:style-name="P5"><text:span text:style-name="T29">Manufacturer</text:span></text:p>
            <draw:enhanced-geometry svg:viewBox="0 0 21600 21600" draw:type="rectangle" draw:enhanced-path="M 0 0 L 21600 0 21600 21600 0 21600 0 0 Z N"/>
          </draw:custom-shape>
          <draw:line draw:style-name="gr86" draw:text-style-name="P79" draw:layer="layout" svg:x1="4.667cm" svg:y1="9.753cm" svg:x2="7.207cm" svg:y2="9.753cm">
            <text:p/>
          </draw:line>
          <draw:line draw:style-name="gr86" draw:text-style-name="P79" draw:layer="layout" svg:x1="5.972cm" svg:y1="9.753cm" svg:x2="5.972cm" svg:y2="10.49cm">
            <text:p/>
          </draw:line>
          <draw:frame draw:style-name="gr35" draw:text-style-name="P28" draw:layer="layout" svg:width="1cm" svg:height="0.47cm" svg:x="6.095cm" svg:y="9.896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4.816cm" svg:y="9.887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84" draw:text-style-name="P80" xml:id="id35" draw:id="id35" draw:layer="layout" svg:width="1.592cm" svg:height="1.831cm" svg:x="12.856cm" svg:y="9.199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span text:style-name="T31">1</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4" draw:text-style-name="P80" xml:id="id36" draw:id="id36" draw:layer="layout" svg:width="1.593cm" svg:height="1.831cm" svg:x="16.771cm" svg:y="9.199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span text:style-name="T31">2</text:span></text:p>
          </draw:image>
          <draw:image xlink:href="Pictures/10000001000001B5000001FC795C20B0.png" xlink:type="simple" xlink:show="embed" xlink:actuate="onLoad" draw:mime-type="image/png"/>
          <draw:glue-point draw:id="4" svg:x="-3.647cm" svg:y="-4.877cm"/>
          <draw:glue-point draw:id="5" svg:x="0.508cm" svg:y="-4.882cm"/>
        </draw:frame>
        <draw:g draw:style-name="gr3" xml:id="id32" draw:id="id32">
          <draw:glue-point draw:id="4" svg:x="5.003cm" svg:y="2.337cm"/>
          <draw:glue-point draw:id="5" svg:x="-2.515cm" svg:y="5.01cm"/>
          <draw:custom-shape draw:style-name="gr87" draw:text-style-name="P81" draw:layer="layout" svg:width="2.64cm" svg:height="1.4cm" svg:x="8.527cm" svg:y="6.65cm">
            <draw:glue-point draw:id="4" svg:x="-2.5cm" svg:y="5.003cm"/>
            <text:p text:style-name="P41"><text:span text:style-name="T17">DeviceID Key</text:span></text:p>
            <draw:enhanced-geometry svg:viewBox="0 0 21600 21600" draw:type="rectangle" draw:enhanced-path="M 0 0 L 21600 0 21600 21600 0 21600 0 0 Z N"/>
          </draw:custom-shape>
          <draw:line draw:style-name="gr86" draw:text-style-name="P79" draw:layer="layout" svg:x1="8.527cm" svg:y1="7.312cm" svg:x2="11.167cm" svg:y2="7.312cm">
            <text:p/>
          </draw:line>
          <draw:line draw:style-name="gr86" draw:text-style-name="P79" draw:layer="layout" svg:x1="9.883cm" svg:y1="7.312cm" svg:x2="9.883cm" svg:y2="8.05cm">
            <text:p/>
          </draw:line>
          <draw:frame draw:style-name="gr35" draw:text-style-name="P28" draw:layer="layout" svg:width="1.04cm" svg:height="0.471cm" svg:x="10.013cm" svg:y="7.45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04cm" svg:height="0.471cm" svg:x="8.707cm" svg:y="7.457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88" draw:text-style-name="P82" draw:layer="layout" svg:width="2.189cm" svg:height="0.664cm" svg:x="21.171cm" svg:y="4.28cm">
          <draw:text-box>
            <text:p><text:span text:style-name="T32">Public key</text:span></text:p>
          </draw:text-box>
        </draw:frame>
        <draw:line draw:style-name="gr89" draw:text-style-name="P56" draw:layer="layout" svg:x1="20.022cm" svg:y1="6.771cm" svg:x2="20.922cm" svg:y2="6.771cm">
          <text:p/>
        </draw:line>
        <draw:frame draw:style-name="gr88" draw:text-style-name="P82" draw:layer="layout" svg:width="2.364cm" svg:height="0.664cm" svg:x="21.172cm" svg:y="5.08cm">
          <draw:text-box>
            <text:p><text:span text:style-name="T32">Private key</text:span></text:p>
          </draw:text-box>
        </draw:frame>
        <draw:frame draw:style-name="gr88" draw:text-style-name="P82" draw:layer="layout" svg:width="2.189cm" svg:height="0.664cm" svg:x="21.166cm" svg:y="6.472cm">
          <draw:text-box>
            <text:p><text:span text:style-name="T32">derived</text:span></text:p>
          </draw:text-box>
        </draw:frame>
        <draw:frame draw:style-name="gr88" draw:text-style-name="P82" draw:layer="layout" svg:width="2.189cm" svg:height="0.664cm" svg:x="21.174cm" svg:y="5.78cm">
          <draw:text-box>
            <text:p><text:span text:style-name="T32">signs</text:span></text:p>
          </draw:text-box>
        </draw:frame>
        <draw:frame draw:style-name="gr88" draw:text-style-name="P82" draw:layer="layout" svg:width="2.361cm" svg:height="0.664cm" svg:x="21.156cm" svg:y="7.161cm">
          <draw:text-box>
            <text:p><text:span text:style-name="T15">included</text:span></text:p>
          </draw:text-box>
        </draw:frame>
        <draw:line draw:style-name="gr90" draw:text-style-name="P56" draw:layer="layout" svg:x1="20.011cm" svg:y1="6.118cm" svg:x2="20.911cm" svg:y2="6.118cm">
          <text:p/>
        </draw:line>
        <draw:line draw:style-name="gr91" draw:text-style-name="P56" draw:layer="layout" svg:x1="20.02cm" svg:y1="7.532cm" svg:x2="20.92cm" svg:y2="7.532cm">
          <text:p/>
        </draw:line>
        <draw:frame draw:style-name="gr35" draw:text-style-name="P28" draw:layer="layout" svg:width="1cm" svg:height="0.47cm" svg:x="19.9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2" draw:text-style-name="P56" draw:layer="layout" svg:x1="6.89cm" svg:y1="5.285cm" svg:x2="8.895cm" svg:y2="5.285cm" draw:start-shape="id27" draw:start-glue-point="1" draw:end-shape="id28" draw:end-glue-point="3" svg:d="M6890 5285h2005" svg:viewBox="0 0 2006 1">
          <text:p/>
        </draw:connector>
        <draw:connector draw:style-name="gr73" draw:text-style-name="P56" draw:layer="layout" draw:line-skew="0.157cm" svg:x1="8.26cm" svg:y1="4.659cm" svg:x2="7.911cm" svg:y2="5.266cm" draw:start-shape="id29" draw:start-glue-point="4" svg:d="M8260 4659h-345v607h-4" svg:viewBox="0 0 350 608">
          <text:p/>
        </draw:connector>
        <draw:connector draw:style-name="gr93" draw:text-style-name="P56" xml:id="id21" draw:id="id21" draw:layer="layout" svg:x1="10.8cm" svg:y1="5.285cm" svg:x2="12.805cm" svg:y2="5.285cm" draw:start-shape="id28" draw:start-glue-point="1" draw:end-shape="id30" draw:end-glue-point="3" svg:d="M10800 5285h2005" svg:viewBox="0 0 2006 1">
          <text:p/>
        </draw:connector>
        <draw:connector draw:style-name="gr94" draw:text-style-name="P56" xml:id="id23" draw:id="id23" draw:layer="layout" svg:x1="14.71cm" svg:y1="5.285cm" svg:x2="16.695cm" svg:y2="5.285cm" draw:start-shape="id30" draw:start-glue-point="1" draw:end-shape="id31" draw:end-glue-point="3" svg:d="M14710 5285h1985" svg:viewBox="0 0 1986 1">
          <text:p/>
        </draw:connector>
        <draw:connector draw:style-name="gr95" draw:text-style-name="P56" draw:layer="layout" draw:type="line" svg:x1="9.847cm" svg:y1="5.92cm" svg:x2="9.847cm" svg:y2="6.65cm" draw:start-shape="id28" draw:start-glue-point="2" draw:end-shape="id32" draw:end-glue-point="0" svg:d="M9847 5920v730" svg:viewBox="0 0 1 731">
          <text:p/>
        </draw:connector>
        <draw:connector draw:style-name="gr96" draw:text-style-name="P56" draw:layer="layout" draw:type="line" svg:x1="13.757cm" svg:y1="5.92cm" svg:x2="13.757cm" svg:y2="6.65cm" draw:start-shape="id30" draw:start-glue-point="2" draw:end-shape="id33" draw:end-glue-point="0" svg:d="M13757 5920v730" svg:viewBox="0 0 1 731">
          <text:p/>
        </draw:connector>
        <draw:connector draw:style-name="gr97" draw:text-style-name="P56" draw:layer="layout" draw:type="line" svg:x1="17.647cm" svg:y1="5.92cm" svg:x2="17.647cm" svg:y2="6.656cm" draw:start-shape="id31" draw:start-glue-point="2" draw:end-shape="id34" draw:end-glue-point="0" svg:d="M17647 5920v736" svg:viewBox="0 0 1 737">
          <text:p/>
        </draw:connector>
        <draw:frame draw:style-name="gr79" draw:text-style-name="P71" draw:layer="layout" svg:width="1.297cm" svg:height="0.646cm" svg:x="15.083cm" svg:y="4.13cm">
          <draw:text-box>
            <text:p text:style-name="P5"><text:span text:style-name="T25">TCI</text:span><text:span text:style-name="T24">2</text:span></text:p>
          </draw:text-box>
        </draw:frame>
        <draw:connector draw:style-name="gr98" draw:text-style-name="P56" draw:layer="layout" draw:type="line" svg:x1="9.184cm" svg:y1="8.05cm" svg:x2="9.198cm" svg:y2="9.199cm" draw:start-shape="id32" draw:start-glue-point="5" draw:end-shape="id26" draw:end-glue-point="4" svg:d="M9184 8050l14 1149" svg:viewBox="0 0 15 1150">
          <text:p/>
        </draw:connector>
        <draw:connector draw:style-name="gr99" draw:text-style-name="P56" draw:layer="layout" draw:type="line" svg:x1="13.086cm" svg:y1="8.048cm" svg:x2="13.1cm" svg:y2="9.22cm" draw:start-shape="id33" draw:start-glue-point="5" draw:end-shape="id35" draw:end-glue-point="4" svg:d="M13086 8048l14 1172" svg:viewBox="0 0 15 1173">
          <text:p/>
        </draw:connector>
        <draw:connector draw:style-name="gr100" draw:text-style-name="P56" draw:layer="layout" draw:type="line" svg:x1="16.98cm" svg:y1="8.054cm" svg:x2="16.987cm" svg:y2="9.222cm" draw:start-shape="id34" draw:start-glue-point="4" draw:end-shape="id36" draw:end-glue-point="4" svg:d="M16980 8054l7 1168" svg:viewBox="0 0 8 1169">
          <text:p/>
        </draw:connector>
        <draw:connector draw:style-name="gr101" draw:text-style-name="P56" draw:layer="layout" draw:line-skew="-0.204cm" svg:x1="11.167cm" svg:y1="7.677cm" svg:x2="12.856cm" svg:y2="10.114cm" draw:start-shape="id32" draw:start-glue-point="4" draw:end-shape="id35" svg:d="M11167 7677h641v2437h1048" svg:viewBox="0 0 1690 2438">
          <text:p/>
        </draw:connector>
        <draw:connector draw:style-name="gr102" draw:text-style-name="P56" draw:layer="layout" draw:type="line" svg:x1="9.847cm" svg:y1="8.388cm" svg:x2="9.837cm" svg:y2="9.218cm" draw:start-shape="id29" draw:start-glue-point="2" draw:end-shape="id26" draw:end-glue-point="5" svg:d="M9847 8388l-10 830" svg:viewBox="0 0 11 831">
          <text:p/>
        </draw:connector>
        <draw:connector draw:style-name="gr103" draw:text-style-name="P56" draw:layer="layout" draw:line-skew="-0.21cm" svg:x1="15.027cm" svg:y1="7.68cm" svg:x2="16.771cm" svg:y2="10.114cm" draw:start-shape="id33" draw:start-glue-point="4" draw:end-shape="id36" draw:end-glue-point="3" svg:d="M15027 7680h663v2434h1081" svg:viewBox="0 0 1745 2435">
          <text:p/>
        </draw:connector>
        <draw:connector draw:style-name="gr104" draw:text-style-name="P56" draw:layer="layout" draw:type="line" svg:x1="13.757cm" svg:y1="8.39cm" svg:x2="13.753cm" svg:y2="9.239cm" draw:start-shape="id20" draw:start-glue-point="2" draw:end-shape="id35" draw:end-glue-point="6" svg:d="M13757 8390l-4 849" svg:viewBox="0 0 5 850">
          <text:p/>
        </draw:connector>
        <draw:connector draw:style-name="gr105" draw:text-style-name="P56" draw:layer="layout" draw:type="line" svg:x1="17.647cm" svg:y1="8.39cm" svg:x2="17.647cm" svg:y2="9.221cm" draw:start-shape="id22" draw:start-glue-point="2" draw:end-shape="id36" draw:end-glue-point="5" svg:d="M17647 8390v831" svg:viewBox="0 0 1 832">
          <text:p/>
        </draw:connector>
        <draw:frame draw:style-name="gr79" draw:text-style-name="P71" draw:layer="layout" svg:width="1.297cm" svg:height="0.646cm" svg:x="9.694cm" svg:y="8.462cm">
          <draw:text-box>
            <text:p text:style-name="P5"><text:span text:style-name="T25">TCI</text:span><text:span text:style-name="T24">0</text:span></text:p>
          </draw:text-box>
        </draw:frame>
        <draw:frame draw:style-name="gr79" draw:text-style-name="P71" draw:layer="layout" svg:width="1.297cm" svg:height="0.646cm" svg:x="13.6cm" svg:y="8.462cm">
          <draw:text-box>
            <text:p text:style-name="P5"><text:span text:style-name="T25">TCI</text:span><text:span text:style-name="T24">1</text:span></text:p>
          </draw:text-box>
        </draw:frame>
        <draw:frame draw:style-name="gr79" draw:text-style-name="P71" draw:layer="layout" svg:width="1.297cm" svg:height="0.646cm" svg:x="17.504cm" svg:y="8.466cm">
          <draw:text-box>
            <text:p text:style-name="P5"><text:span text:style-name="T25">TCI</text:span><text:span text:style-name="T24">2</text:span></text:p>
          </draw:text-box>
        </draw:frame>
        <draw:g draw:style-name="gr3" xml:id="id34" draw:id="id34">
          <draw:glue-point draw:id="4" svg:x="-2.629cm" svg:y="5.003cm"/>
          <draw:glue-point draw:id="5" svg:x="5.003cm" svg:y="2.33cm"/>
          <draw:custom-shape draw:style-name="gr85" draw:text-style-name="P78" draw:layer="layout" svg:width="2.54cm" svg:height="1.399cm" svg:x="16.377cm" svg:y="6.656cm">
            <draw:glue-point draw:id="4" svg:x="-2.5cm" svg:y="5.003cm"/>
            <text:p text:style-name="P5"><text:span text:style-name="T17">Alias Key</text:span><text:span text:style-name="T24">2</text:span></text:p>
            <draw:enhanced-geometry svg:viewBox="0 0 21600 21600" draw:mirror-horizontal="false" draw:mirror-vertical="false" draw:type="rectangle" draw:enhanced-path="M 0 0 L 21600 0 21600 21600 0 21600 0 0 Z N"/>
          </draw:custom-shape>
          <draw:line draw:style-name="gr86" draw:text-style-name="P79" draw:layer="layout" svg:x1="16.377cm" svg:y1="7.318cm" svg:x2="18.917cm" svg:y2="7.318cm">
            <text:p/>
          </draw:line>
          <draw:line draw:style-name="gr86" draw:text-style-name="P79" draw:layer="layout" svg:x1="17.682cm" svg:y1="7.318cm" svg:x2="17.682cm" svg:y2="8.055cm">
            <text:p/>
          </draw:line>
          <draw:frame draw:style-name="gr35" draw:text-style-name="P28" draw:layer="layout" svg:width="1cm" svg:height="0.47cm" svg:x="17.817cm" svg:y="7.474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6.547cm" svg:y="7.463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33" draw:id="id33">
          <draw:glue-point draw:id="4" svg:x="5.003cm" svg:y="2.373cm"/>
          <draw:glue-point draw:id="5" svg:x="-2.645cm" svg:y="5.003cm"/>
          <draw:custom-shape draw:style-name="gr85" draw:text-style-name="P83" draw:layer="layout" svg:width="2.54cm" svg:height="1.399cm" svg:x="12.487cm" svg:y="6.65cm">
            <draw:glue-point draw:id="4" svg:x="-2.5cm" svg:y="5.003cm"/>
            <text:p text:style-name="P45"><text:span text:style-name="T15">Alias Key</text:span><text:span text:style-name="T33">1</text:span></text:p>
            <draw:enhanced-geometry svg:viewBox="0 0 21600 21600" draw:type="rectangle" draw:enhanced-path="M 0 0 L 21600 0 21600 21600 0 21600 0 0 Z N"/>
          </draw:custom-shape>
          <draw:line draw:style-name="gr86" draw:text-style-name="P79" draw:layer="layout" svg:x1="12.487cm" svg:y1="7.312cm" svg:x2="15.027cm" svg:y2="7.312cm">
            <text:p/>
          </draw:line>
          <draw:line draw:style-name="gr86" draw:text-style-name="P79" draw:layer="layout" svg:x1="13.792cm" svg:y1="7.312cm" svg:x2="13.792cm" svg:y2="8.049cm">
            <text:p/>
          </draw:line>
          <draw:frame draw:style-name="gr35" draw:text-style-name="P28" draw:layer="layout" svg:width="1cm" svg:height="0.47cm" svg:x="13.892cm" svg:y="7.4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2.644cm" svg:y="7.4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6" draw:text-style-name="P5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10" presentation:class="page"/>
          <draw:frame presentation:style-name="pr5" draw:text-style-name="P29"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custom-shape draw:style-name="gr23" draw:text-style-name="P18" xml:id="id37" draw:id="id37"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8" draw:id="id38"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9" draw:id="id39"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40" draw:id="id40"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5" draw:id="id9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6" draw:id="id9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7" draw:id="id9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8" draw:id="id9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7" draw:start-glue-point="1" draw:end-shape="id38" draw:end-glue-point="3" svg:d="M10800 7250h1000" svg:viewBox="0 0 1001 1">
          <text:p/>
        </draw:connector>
        <draw:connector draw:style-name="gr25" draw:text-style-name="P19" draw:layer="layout" svg:x1="16.3cm" svg:y1="7.25cm" svg:x2="17.3cm" svg:y2="7.25cm" draw:start-shape="id38" draw:start-glue-point="1" draw:end-shape="id39" draw:end-glue-point="3" svg:d="M16300 7250h1000" svg:viewBox="0 0 1001 1">
          <text:p/>
        </draw:connector>
        <draw:connector draw:style-name="gr26" draw:text-style-name="P19" draw:layer="layout" svg:x1="21.8cm" svg:y1="7.25cm" svg:x2="22.8cm" svg:y2="7.25cm" draw:start-shape="id39" draw:start-glue-point="1" draw:end-shape="id40"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9" draw:id="id9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3">
          <draw:page-thumbnail draw:style-name="gr1" draw:layer="layout" svg:width="19.798cm" svg:height="11.136cm" svg:x="0.6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custom-shape draw:style-name="gr107" draw:text-style-name="P84" xml:id="id41" draw:id="id41"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107" draw:text-style-name="P84" xml:id="id42" draw:id="id42"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107" draw:text-style-name="P84" xml:id="id43" draw:id="id43"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44" draw:id="id44"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102" draw:id="id102"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103" draw:id="id103"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104" draw:id="id104"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5" draw:id="id105"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108" draw:text-style-name="P19" draw:layer="layout" svg:x1="10.8cm" svg:y1="7.25cm" svg:x2="11.8cm" svg:y2="7.25cm" draw:start-shape="id41" draw:start-glue-point="1" draw:end-shape="id42" draw:end-glue-point="3" svg:d="M10800 7250h1000" svg:viewBox="0 0 1001 1">
          <text:p/>
        </draw:connector>
        <draw:connector draw:style-name="gr109" draw:text-style-name="P19" draw:layer="layout" svg:x1="16.3cm" svg:y1="7.25cm" svg:x2="17.3cm" svg:y2="7.25cm" draw:start-shape="id42" draw:start-glue-point="1" draw:end-shape="id43" draw:end-glue-point="3" svg:d="M16300 7250h1000" svg:viewBox="0 0 1001 1">
          <text:p/>
        </draw:connector>
        <draw:connector draw:style-name="gr110" draw:text-style-name="P19" draw:layer="layout" svg:x1="21.8cm" svg:y1="7.25cm" svg:x2="22.8cm" svg:y2="7.25cm" draw:start-shape="id43" draw:start-glue-point="1" draw:end-shape="id44" draw:end-glue-point="3" svg:d="M21800 7250h1000" svg:viewBox="0 0 1001 1">
          <text:p/>
        </draw:connector>
        <draw:frame draw:style-name="gr111" draw:text-style-name="P19" xml:id="id45" draw:id="id45" draw:layer="layout" svg:width="4.5cm" svg:height="3.6cm" svg:x="0.9cm" svg:y="5.453cm">
          <draw:image xlink:href="Pictures/10004ADE0000061E000004E54EBA551F.svg" xlink:type="simple" xlink:show="embed" xlink:actuate="onLoad" draw:mime-type="image/svg+xml">
            <text:p text:style-name="P5"><text:span text:style-name="T1">DICE</text:span></text:p>
          </draw:image>
          <draw:image xlink:href="Pictures/100000010000003B0000002FD5B46898.png" xlink:type="simple" xlink:show="embed" xlink:actuate="onLoad" draw:mime-type="image/png"/>
        </draw:frame>
        <draw:connector draw:style-name="gr112" draw:text-style-name="P19" xml:id="id100" draw:id="id100" draw:layer="layout" svg:x1="5.4cm" svg:y1="7.253cm" svg:x2="6.3cm" svg:y2="7.263cm" draw:start-shape="id45" draw:start-glue-point="1" svg:d="M5400 7253h700v10h200" svg:viewBox="0 0 901 11">
          <text:p/>
        </draw:connector>
        <draw:custom-shape draw:style-name="gr17" draw:text-style-name="P15" xml:id="id106" draw:id="id106"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113" draw:text-style-name="P84"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101" draw:id="id101" draw:layer="layout" svg:width="21.386cm" svg:height="0cm" svg:x="5.994cm" svg:y="10.092cm" svg:viewBox="0 0 21387 1" draw:points="0,0 21387,1">
          <text:p text:style-name="P20"><text:span text:style-name="T1">Proven by certificate chain</text:span></text:p>
        </draw:polyline>
        <draw:custom-shape draw:style-name="gr114"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seq>
        </anim:par>
        <presentation:notes draw:style-name="dp3">
          <draw:page-thumbnail draw:style-name="gr1" draw:layer="layout" svg:width="19.798cm" svg:height="11.136cm" svg:x="0.6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115" draw:text-style-name="P86" draw:layer="layout" svg:width="12.068cm" svg:height="3.428cm" svg:x="5.689cm" svg:y="5.027cm">
          <text:p text:style-name="P85"><text:span text:style-name="T21">CDI</text:span></text:p>
          <draw:enhanced-geometry svg:viewBox="0 0 21600 21600" draw:type="rectangle" draw:enhanced-path="M 0 0 L 21600 0 21600 21600 0 21600 0 0 Z N"/>
        </draw:custom-shape>
        <draw:custom-shape draw:style-name="gr116" draw:text-style-name="P87" draw:layer="layout" svg:width="3.175cm" svg:height="2.513cm" svg:x="14.155cm" svg:y="5.48cm">
          <text:p text:style-name="P85"><text:span text:style-name="T2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17" draw:text-style-name="P88" xml:id="id49" draw:id="id49" draw:layer="layout" svg:width="2.375cm" svg:height="1.27cm" svg:x="14.57cm" svg:y="5.753cm">
          <text:p text:style-name="P85"><text:span text:style-name="T21">fTPM</text:span></text:p>
          <draw:enhanced-geometry svg:viewBox="0 0 21600 21600" draw:type="rectangle" draw:enhanced-path="M 0 0 L 21600 0 21600 21600 0 21600 0 0 Z N"/>
        </draw:custom-shape>
        <draw:custom-shape draw:style-name="gr117" draw:text-style-name="P89" xml:id="id48" draw:id="id48" draw:layer="layout" svg:width="2.375cm" svg:height="1.27cm" svg:x="11.47cm" svg:y="5.753cm">
          <text:p/>
          <draw:enhanced-geometry svg:viewBox="0 0 21600 21600" draw:type="rectangle" draw:enhanced-path="M 0 0 L 21600 0 21600 21600 0 21600 0 0 Z N"/>
        </draw:custom-shape>
        <draw:custom-shape draw:style-name="gr117" draw:text-style-name="P89" xml:id="id47" draw:id="id47" draw:layer="layout" svg:width="2.375cm" svg:height="1.27cm" svg:x="8.37cm" svg:y="5.753cm">
          <text:p/>
          <draw:enhanced-geometry svg:viewBox="0 0 21600 21600" draw:type="rectangle" draw:enhanced-path="M 0 0 L 21600 0 21600 21600 0 21600 0 0 Z N"/>
        </draw:custom-shape>
        <draw:frame draw:style-name="gr111" draw:text-style-name="P28" xml:id="id46" draw:id="id46" draw:layer="layout" svg:width="1.565cm" svg:height="1.252cm" svg:x="6.055cm" svg:y="5.771cm">
          <draw:image xlink:href="Pictures/10004FBD0000061E000004E50941E051.svg" xlink:type="simple" xlink:show="embed" xlink:actuate="onLoad" draw:mime-type="image/svg+xml">
            <text:p text:style-name="P5"><text:span text:style-name="T21">UDS</text:span></text:p>
          </draw:image>
          <draw:image xlink:href="Pictures/100000010000003B0000002FF8322BDF.png" xlink:type="simple" xlink:show="embed" xlink:actuate="onLoad" draw:mime-type="image/png"/>
        </draw:frame>
        <draw:connector draw:style-name="gr118" draw:text-style-name="P56" draw:layer="layout" draw:type="line" svg:x1="7.62cm" svg:y1="6.397cm" svg:x2="8.37cm" svg:y2="6.388cm" draw:start-shape="id46" draw:start-glue-point="1" draw:end-shape="id47" draw:end-glue-point="3" svg:d="M7620 6397l750-9" svg:viewBox="0 0 751 10">
          <text:p/>
        </draw:connector>
        <draw:connector draw:style-name="gr119" draw:text-style-name="P90" draw:layer="layout" draw:type="line" svg:x1="10.745cm" svg:y1="6.388cm" svg:x2="11.47cm" svg:y2="6.388cm" draw:start-shape="id47" draw:start-glue-point="1" draw:end-shape="id48" draw:end-glue-point="3" svg:d="M10745 6388h725" svg:viewBox="0 0 726 1">
          <text:p/>
        </draw:connector>
        <draw:connector draw:style-name="gr120" draw:text-style-name="P90" draw:layer="layout" draw:type="line" svg:x1="13.845cm" svg:y1="6.388cm" svg:x2="14.57cm" svg:y2="6.388cm" draw:start-shape="id48" draw:start-glue-point="1" draw:end-shape="id49" draw:end-glue-point="3" svg:d="M13845 6388h725" svg:viewBox="0 0 726 1">
          <text:p/>
        </draw:connector>
        <presentation:notes draw:style-name="dp3">
          <draw:page-thumbnail draw:style-name="gr1" draw:layer="layout" svg:width="19.798cm" svg:height="11.136cm" svg:x="0.6cm" svg:y="2.257cm" draw:page-number="13" presentation:class="page"/>
          <draw:frame presentation:style-name="pr5" draw:text-style-name="P9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84" draw:text-style-name="P77" xml:id="id51" draw:id="id51" draw:layer="layout" svg:width="1.593cm" svg:height="1.831cm" svg:x="12.008cm" svg:y="5.154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frame draw:style-name="gr84" draw:text-style-name="P80" xml:id="id52" draw:id="id52" draw:layer="layout" svg:width="1.592cm" svg:height="1.831cm" svg:x="14.733cm" svg:y="5.153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4" draw:text-style-name="P80" xml:id="id53" draw:id="id53" draw:layer="layout" svg:width="1.593cm" svg:height="1.831cm" svg:x="17.457cm" svg:y="5.153cm">
          <draw:image xlink:href="Pictures/10001B6C00002D260000347A037C8037.svg" xlink:type="simple" xlink:show="embed" xlink:actuate="onLoad" draw:mime-type="image/svg+xml">
            <text:p text:style-name="P76"><text:span text:style-name="T30"/></text:p>
            <text:p text:style-name="P76"><text:span text:style-name="T30">EK</text:span></text:p>
            <text:p text:style-name="P76"><text:span text:style-name="T30">Cert</text:span></text:p>
          </draw:image>
          <draw:image xlink:href="Pictures/10000001000001B5000001FC795C20B0.png" xlink:type="simple" xlink:show="embed" xlink:actuate="onLoad" draw:mime-type="image/png"/>
          <draw:glue-point draw:id="4" svg:x="-3.647cm" svg:y="-4.877cm"/>
          <draw:glue-point draw:id="5" svg:x="0.508cm" svg:y="-4.882cm"/>
        </draw:frame>
        <draw:frame draw:style-name="gr84" draw:text-style-name="P77" xml:id="id50" draw:id="id50" draw:layer="layout" svg:width="1.593cm" svg:height="1.831cm" svg:x="9.284cm" svg:y="5.154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121" draw:text-style-name="P56" draw:layer="layout" draw:type="line" svg:x1="10.877cm" svg:y1="6.069cm" svg:x2="12.008cm" svg:y2="6.069cm" draw:start-shape="id50" draw:start-glue-point="1" draw:end-shape="id51" draw:end-glue-point="3" svg:d="M10877 6069h1131" svg:viewBox="0 0 1132 1">
          <text:p/>
        </draw:connector>
        <draw:connector draw:style-name="gr122" draw:text-style-name="P56" draw:layer="layout" draw:type="line" svg:x1="13.601cm" svg:y1="6.069cm" svg:x2="14.733cm" svg:y2="6.068cm" draw:start-shape="id51" draw:start-glue-point="1" draw:end-shape="id52" draw:end-glue-point="3" svg:d="M13601 6069l1132-1" svg:viewBox="0 0 1133 2">
          <text:p/>
        </draw:connector>
        <draw:connector draw:style-name="gr123" draw:text-style-name="P56" draw:layer="layout" draw:type="line" svg:x1="16.325cm" svg:y1="6.068cm" svg:x2="17.457cm" svg:y2="6.068cm" draw:start-shape="id52" draw:start-glue-point="1" draw:end-shape="id53" draw:end-glue-point="3" svg:d="M16325 6068h1132" svg:viewBox="0 0 1133 1">
          <text:p/>
        </draw:connector>
        <draw:frame draw:style-name="gr124" draw:text-style-name="P77" xml:id="id55" draw:id="id55" draw:layer="layout" svg:width="1.593cm" svg:height="1.831cm" svg:x="12.01cm" svg:y="7.62cm">
          <draw:image xlink:href="Pictures/10001B6C00002D260000347A037C8037.svg" xlink:type="simple" xlink:show="embed" xlink:actuate="onLoad" draw:mime-type="image/svg+xml">
            <text:p text:style-name="P76"><text:span text:style-name="T28"/></text:p>
            <text:p text:style-name="P76"><text:span text:style-name="T28">AK</text:span><text:span text:style-name="T28"><text:line-break/></text:span><text:span text:style-name="T28">Cert</text:span></text:p>
          </draw:image>
          <draw:image xlink:href="Pictures/10000001000001B5000001FC795C20B0.png" xlink:type="simple" xlink:show="embed" xlink:actuate="onLoad" draw:mime-type="image/png"/>
        </draw:frame>
        <draw:frame draw:style-name="gr84" draw:text-style-name="P77" xml:id="id54" draw:id="id54" draw:layer="layout" svg:width="1.593cm" svg:height="1.831cm" svg:x="9.28cm" svg:y="7.62cm">
          <draw:image xlink:href="Pictures/10001B6C00002D260000347A037C8037.svg" xlink:type="simple" xlink:show="embed" xlink:actuate="onLoad" draw:mime-type="image/svg+xml">
            <text:p text:style-name="P76"><text:span text:style-name="T28"><text:line-break/></text:span><text:span text:style-name="T28">Privacy</text:span></text:p>
            <text:p text:style-name="P76"><text:span text:style-name="T28">CA</text:span></text:p>
          </draw:image>
          <draw:image xlink:href="Pictures/10000001000001B5000001FC795C20B0.png" xlink:type="simple" xlink:show="embed" xlink:actuate="onLoad" draw:mime-type="image/png"/>
          <draw:glue-point draw:id="4" svg:x="-3.109cm" svg:y="-5cm"/>
          <draw:glue-point draw:id="5" svg:x="0.91cm" svg:y="-4.898cm"/>
        </draw:frame>
        <draw:custom-shape draw:style-name="gr125" draw:text-style-name="P92" xml:id="id57" draw:id="id57" draw:layer="layout" svg:width="1.905cm" svg:height="1.4cm" svg:x="17.38cm" svg:y="7.62cm">
          <text:p text:style-name="P45"><text:span text:style-name="T15">Quote</text:span></text:p>
          <draw:enhanced-geometry svg:viewBox="0 0 21600 21600" draw:type="rectangle" draw:enhanced-path="M 0 0 L 21600 0 21600 21600 0 21600 0 0 Z N"/>
        </draw:custom-shape>
        <draw:connector draw:style-name="gr126" draw:text-style-name="P93" draw:layer="layout" svg:x1="10.873cm" svg:y1="8.535cm" svg:x2="12.01cm" svg:y2="8.535cm" draw:start-shape="id54" draw:start-glue-point="1" draw:end-shape="id55" draw:end-glue-point="3" svg:d="M10873 8535h1137" svg:viewBox="0 0 1138 1">
          <text:p/>
        </draw:connector>
        <draw:frame draw:style-name="gr127" draw:text-style-name="P94" draw:layer="layout" svg:width="0.635cm" svg:height="0.699cm" svg:x="13.235cm" svg:y="6.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95" draw:layer="layout" svg:width="0.635cm" svg:height="0.699cm" svg:x="15.975cm" svg:y="6.521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96" draw:layer="layout" svg:width="0.635cm" svg:height="0.699cm" svg:x="18.676cm" svg:y="6.522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7" draw:text-style-name="P94" draw:layer="layout" svg:width="0.635cm" svg:height="0.699cm" svg:x="11.66cm" svg:y="9.09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95" draw:layer="layout" svg:width="0.635cm" svg:height="0.699cm" svg:x="13.33cm" svg:y="8.2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96" draw:layer="layout" svg:width="0.635cm" svg:height="0.699cm" svg:x="13.335cm" svg:y="9.09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g draw:style-name="gr3" xml:id="id56" draw:id="id56">
          <draw:glue-point draw:id="4" svg:x="5.003cm" svg:y="2.265cm"/>
          <draw:glue-point draw:id="5" svg:x="-2.334cm" svg:y="5.01cm"/>
          <draw:glue-point draw:id="6" svg:x="2.614cm" svg:y="5.01cm"/>
          <draw:custom-shape draw:style-name="gr85" draw:text-style-name="P78" draw:layer="layout" svg:width="2.54cm" svg:height="1.399cm" svg:x="14.428cm" svg:y="7.62cm">
            <text:p text:style-name="P5"><text:span text:style-name="T17">AK</text:span></text:p>
            <draw:enhanced-geometry svg:viewBox="0 0 21600 21600" draw:type="rectangle" draw:enhanced-path="M 0 0 L 21600 0 21600 21600 0 21600 0 0 Z N"/>
          </draw:custom-shape>
          <draw:line draw:style-name="gr86" draw:text-style-name="P79" draw:layer="layout" svg:x1="14.428cm" svg:y1="8.282cm" svg:x2="16.968cm" svg:y2="8.282cm">
            <text:p/>
          </draw:line>
          <draw:line draw:style-name="gr86" draw:text-style-name="P79" draw:layer="layout" svg:x1="15.733cm" svg:y1="8.282cm" svg:x2="15.733cm" svg:y2="9.019cm">
            <text:p/>
          </draw:line>
          <draw:frame draw:style-name="gr35" draw:text-style-name="P28" draw:layer="layout" svg:width="1cm" svg:height="0.47cm" svg:x="15.856cm" svg:y="8.42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4.577cm" svg:y="8.416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connector draw:style-name="gr130" draw:text-style-name="P93" draw:layer="layout" draw:line-skew="0.431cm" svg:x1="16.361cm" svg:y1="9.019cm" svg:x2="18.332cm" svg:y2="9.02cm" draw:start-shape="id56" draw:start-glue-point="6" draw:end-shape="id57" draw:end-glue-point="2" svg:d="M16361 9019v933h1971v-932" svg:viewBox="0 0 1972 934">
          <text:p/>
        </draw:connector>
        <draw:connector draw:style-name="gr131" draw:text-style-name="P93" draw:layer="layout" svg:x1="15.106cm" svg:y1="9.019cm" svg:x2="12.806cm" svg:y2="9.451cm" draw:start-shape="id56" draw:start-glue-point="5" draw:end-shape="id55" draw:end-glue-point="2" svg:d="M15106 9019v932h-2300v-500" svg:viewBox="0 0 2301 933">
          <text:p/>
        </draw:connector>
        <draw:frame draw:style-name="gr88" draw:text-style-name="P82" draw:layer="layout" svg:width="2.189cm" svg:height="0.664cm" svg:x="21.165cm" svg:y="5.145cm">
          <draw:text-box>
            <text:p><text:span text:style-name="T32">Public key</text:span></text:p>
          </draw:text-box>
        </draw:frame>
        <draw:frame draw:style-name="gr88" draw:text-style-name="P82" draw:layer="layout" svg:width="2.364cm" svg:height="0.664cm" svg:x="21.166cm" svg:y="5.945cm">
          <draw:text-box>
            <text:p><text:span text:style-name="T32">Private key</text:span></text:p>
          </draw:text-box>
        </draw:frame>
        <draw:frame draw:style-name="gr88" draw:text-style-name="P82" draw:layer="layout" svg:width="2.189cm" svg:height="0.664cm" svg:x="21.168cm" svg:y="6.645cm">
          <draw:text-box>
            <text:p><text:span text:style-name="T32">signs</text:span></text:p>
          </draw:text-box>
        </draw:frame>
        <draw:frame draw:style-name="gr88" draw:text-style-name="P82" draw:layer="layout" svg:width="2.361cm" svg:height="0.664cm" svg:x="21.15cm" svg:y="7.326cm">
          <draw:text-box>
            <text:p><text:span text:style-name="T15">included</text:span></text:p>
          </draw:text-box>
        </draw:frame>
        <draw:line draw:style-name="gr90" draw:text-style-name="P56" draw:layer="layout" svg:x1="20.005cm" svg:y1="6.983cm" svg:x2="20.905cm" svg:y2="6.983cm">
          <text:p/>
        </draw:line>
        <draw:line draw:style-name="gr91" draw:text-style-name="P56" draw:layer="layout" svg:x1="20.014cm" svg:y1="7.697cm" svg:x2="20.914cm" svg:y2="7.697cm">
          <text:p/>
        </draw:line>
        <draw:frame draw:style-name="gr35" draw:text-style-name="P28" draw:layer="layout" svg:width="1cm" svg:height="0.47cm" svg:x="19.955cm" svg:y="6.04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55cm" svg:y="5.24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frame draw:style-name="gr132" draw:text-style-name="P97" draw:layer="layout" svg:width="0.635cm" svg:height="0.699cm" svg:x="20.077cm" svg:y="8.123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88" draw:text-style-name="P82" draw:layer="layout" svg:width="2.361cm" svg:height="0.664cm" svg:x="21.151cm" svg:y="8.126cm">
          <draw:text-box>
            <text:p><text:span text:style-name="T15">TCI</text:span></text:p>
          </draw:text-box>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6" draw:layer="layout" svg:width="25.199cm" svg:height="2.629cm" svg:x="1.4cm" svg:y="0.628cm" presentation:class="title">
          <draw:text-box>
            <text:p>fTPM identity (DICE)</text:p>
          </draw:text-box>
        </draw:frame>
        <draw:custom-shape draw:style-name="gr133" draw:text-style-name="P98"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98"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99" draw:layer="layout" svg:width="1.27cm" svg:height="1.907cm" svg:x="10.217cm" svg:y="6.394cm">
          <draw:text-box>
            <text:p text:style-name="P5"><text:span text:style-name="T34">+</text:span></text:p>
          </draw:text-box>
        </draw:frame>
        <draw:custom-shape draw:style-name="gr133" draw:text-style-name="P98"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0" draw:layer="layout" svg:width="1.27cm" svg:height="1.907cm" svg:x="15.24cm" svg:y="6.35cm">
          <draw:text-box>
            <text:p><text:span text:style-name="T34">=</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83C4AA48.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frame draw:style-name="gr135" draw:text-style-name="P101" draw:layer="layout" svg:width="2.039cm" svg:height="1.27cm" svg:x="7.553cm" svg:y="8.69cm">
          <draw:text-box>
            <text:p text:style-name="P5">binary</text:p>
          </draw:text-box>
        </draw:frame>
        <draw:frame draw:style-name="gr136" draw:text-style-name="P101" draw:layer="layout" svg:width="3.734cm" svg:height="1.27cm" svg:x="11.449cm" svg:y="8.755cm">
          <draw:text-box>
            <text:p text:style-name="P5">configuration</text:p>
          </draw:text-box>
        </draw:frame>
        <draw:frame draw:style-name="gr137" draw:text-style-name="P101"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6F229CCF.svg" xlink:type="simple" xlink:show="embed" xlink:actuate="onLoad" draw:mime-type="image/svg+xml">
            <text:p/>
          </draw:image>
          <draw:image xlink:href="Pictures/10000001000000360000003338AB102C.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629cm" svg:x="1.4cm" svg:y="0.628cm" presentation:class="title">
          <draw:text-box>
            <text:p>fTPM identity (TPM)</text:p>
          </draw:text-box>
        </draw:frame>
        <draw:custom-shape draw:style-name="gr133" draw:text-style-name="P98"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98"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99" draw:layer="layout" svg:width="1.27cm" svg:height="1.907cm" svg:x="10.217cm" svg:y="6.394cm">
          <draw:text-box>
            <text:p text:style-name="P5"><text:span text:style-name="T34">+</text:span></text:p>
          </draw:text-box>
        </draw:frame>
        <draw:custom-shape draw:style-name="gr133" draw:text-style-name="P98"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0" draw:layer="layout" svg:width="1.27cm" svg:height="1.907cm" svg:x="15.24cm" svg:y="6.35cm">
          <draw:text-box>
            <text:p><text:span text:style-name="T34">=</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83C4AA48.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frame draw:style-name="gr135" draw:text-style-name="P101" draw:layer="layout" svg:width="2.039cm" svg:height="1.27cm" svg:x="7.553cm" svg:y="8.69cm">
          <draw:text-box>
            <text:p text:style-name="P5">binary</text:p>
          </draw:text-box>
        </draw:frame>
        <draw:frame draw:style-name="gr138" draw:text-style-name="P101" draw:layer="layout" svg:width="2.853cm" svg:height="1.27cm" svg:x="11.856cm" svg:y="8.755cm">
          <draw:text-box>
            <text:p text:style-name="P5">FW stack</text:p>
          </draw:text-box>
        </draw:frame>
        <draw:frame draw:style-name="gr139" draw:text-style-name="P101"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E3754309.svg" xlink:type="simple" xlink:show="embed" xlink:actuate="onLoad" draw:mime-type="image/svg+xml">
            <text:p/>
          </draw:image>
          <draw:image xlink:href="Pictures/10000001000002C3000002C3609D9BC0.png" xlink:type="simple" xlink:show="embed" xlink:actuate="onLoad" draw:mime-type="image/png"/>
        </draw:fram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path draw:style-name="gr73" draw:text-style-name="P56" draw:layer="layout" svg:width="0.682cm" svg:height="0.436cm" svg:x="13.335cm" svg:y="4.855cm" svg:viewBox="0 0 683 437" svg:d="M683 0c-254 0-429 0-683 0 0 146 0 291 0 437">
          <text:p/>
        </draw:path>
        <draw:frame presentation:style-name="pr6" xml:id="id58" draw:id="id58" draw:layer="layout" svg:width="25.199cm" svg:height="2.629cm" svg:x="1.4cm" svg:y="0.628cm" presentation:class="title" presentation:user-transformed="true">
          <draw:text-box>
            <text:p>DICE</text:p>
          </draw:text-box>
        </draw:frame>
        <draw:custom-shape draw:style-name="gr140" draw:text-style-name="P23" xml:id="id65" draw:id="id65"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58" draw:end-shape="id58" svg:d="M26599 1942z" svg:viewBox="0 0 1 1">
          <text:p/>
        </draw:connector>
        <draw:frame draw:style-name="gr141" draw:text-style-name="P70" draw:layer="layout" svg:width="3.009cm" svg:height="0.882cm" svg:x="9.651cm" svg:y="3.527cm">
          <draw:text-box>
            <text:p text:style-name="P5"><text:span text:style-name="T22">Trusted OS</text:span></text:p>
          </draw:text-box>
        </draw:frame>
        <draw:frame draw:style-name="gr77" draw:text-style-name="P70" draw:layer="layout" svg:width="2.385cm" svg:height="0.882cm" svg:x="15.129cm" svg:y="3.527cm">
          <draw:text-box>
            <text:p text:style-name="P5"><text:span text:style-name="T22">fTPM</text:span></text:p>
          </draw:text-box>
        </draw:frame>
        <draw:custom-shape draw:style-name="gr142" draw:text-style-name="P23" xml:id="id66" draw:id="id66"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43" draw:text-style-name="P75" xml:id="id59" draw:id="id59" draw:layer="layout" svg:width="1.905cm" svg:height="1.27cm" svg:x="10.203cm" svg:y="4.65cm">
          <text:p text:style-name="P74"><text:span text:style-name="T26">CDI</text:span></text:p>
          <draw:enhanced-geometry svg:viewBox="0 0 21600 21600" draw:type="rectangle" draw:enhanced-path="M 0 0 L 21600 0 21600 21600 0 21600 0 0 Z N"/>
        </draw:custom-shape>
        <draw:frame draw:style-name="gr84" draw:text-style-name="P80" xml:id="id62" draw:id="id62" draw:layer="layout" svg:width="1.592cm" svg:height="1.831cm" svg:x="10.256cm" svg:y="11.199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p>
          </draw:image>
          <draw:image xlink:href="Pictures/10000001000001B5000001FC795C20B0.png" xlink:type="simple" xlink:show="embed" xlink:actuate="onLoad" draw:mime-type="image/png"/>
          <draw:glue-point draw:id="4" svg:x="-3.469cm" svg:y="-4.888cm"/>
          <draw:glue-point draw:id="5" svg:x="-4.997cm" svg:y="-2.831cm"/>
          <draw:glue-point draw:id="6" svg:x="0.646cm" svg:y="-4.893cm"/>
        </draw:frame>
        <draw:frame draw:style-name="gr84" draw:text-style-name="P80" xml:id="id64" draw:id="id64" draw:layer="layout" svg:width="1.593cm" svg:height="1.831cm" svg:x="15.423cm" svg:y="11.2cm">
          <draw:image xlink:href="Pictures/10001B6C00002D260000347A037C8037.svg" xlink:type="simple" xlink:show="embed" xlink:actuate="onLoad" draw:mime-type="image/svg+xml">
            <text:p text:style-name="P76"><text:span text:style-name="T30"/></text:p>
            <text:p text:style-name="P76"><text:span text:style-name="T30">EK</text:span></text:p>
            <text:p text:style-name="P76"><text:span text:style-name="T30">Cert</text:span></text:p>
          </draw:image>
          <draw:image xlink:href="Pictures/10000001000001B5000001FC795C20B0.png" xlink:type="simple" xlink:show="embed" xlink:actuate="onLoad" draw:mime-type="image/png"/>
          <draw:glue-point draw:id="4" svg:x="-3.785cm" svg:y="-4.866cm"/>
          <draw:glue-point draw:id="5" svg:x="0.64cm" svg:y="-4.877cm"/>
        </draw:frame>
        <draw:frame draw:style-name="gr88" draw:text-style-name="P82" draw:layer="layout" svg:width="2.189cm" svg:height="0.664cm" svg:x="20.471cm" svg:y="4.28cm">
          <draw:text-box>
            <text:p><text:span text:style-name="T32">Public key</text:span></text:p>
          </draw:text-box>
        </draw:frame>
        <draw:line draw:style-name="gr89" draw:text-style-name="P56" draw:layer="layout" svg:x1="19.322cm" svg:y1="6.771cm" svg:x2="20.222cm" svg:y2="6.771cm">
          <text:p/>
        </draw:line>
        <draw:frame draw:style-name="gr88" draw:text-style-name="P82" draw:layer="layout" svg:width="2.364cm" svg:height="0.664cm" svg:x="20.472cm" svg:y="5.08cm">
          <draw:text-box>
            <text:p><text:span text:style-name="T32">Private key</text:span></text:p>
          </draw:text-box>
        </draw:frame>
        <draw:frame draw:style-name="gr88" draw:text-style-name="P82" draw:layer="layout" svg:width="2.189cm" svg:height="0.664cm" svg:x="20.466cm" svg:y="6.472cm">
          <draw:text-box>
            <text:p><text:span text:style-name="T32">derived</text:span></text:p>
          </draw:text-box>
        </draw:frame>
        <draw:frame draw:style-name="gr88" draw:text-style-name="P82" draw:layer="layout" svg:width="2.189cm" svg:height="0.664cm" svg:x="20.474cm" svg:y="5.78cm">
          <draw:text-box>
            <text:p><text:span text:style-name="T32">signs</text:span></text:p>
          </draw:text-box>
        </draw:frame>
        <draw:frame draw:style-name="gr88" draw:text-style-name="P82" draw:layer="layout" svg:width="2.361cm" svg:height="0.664cm" svg:x="20.456cm" svg:y="7.161cm">
          <draw:text-box>
            <text:p><text:span text:style-name="T15">included</text:span></text:p>
          </draw:text-box>
        </draw:frame>
        <draw:line draw:style-name="gr90" draw:text-style-name="P56" draw:layer="layout" svg:x1="19.311cm" svg:y1="6.118cm" svg:x2="20.211cm" svg:y2="6.118cm">
          <text:p/>
        </draw:line>
        <draw:line draw:style-name="gr91" draw:text-style-name="P56" draw:layer="layout" svg:x1="19.32cm" svg:y1="7.532cm" svg:x2="20.22cm" svg:y2="7.532cm">
          <text:p/>
        </draw:line>
        <draw:frame draw:style-name="gr35" draw:text-style-name="P28" draw:layer="layout" svg:width="1cm" svg:height="0.47cm" svg:x="19.2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2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4" draw:text-style-name="P56" draw:layer="layout" svg:x1="12.108cm" svg:y1="5.285cm" svg:x2="15.331cm" svg:y2="5.287cm" draw:start-shape="id59" draw:start-glue-point="1" draw:end-shape="id60" draw:end-glue-point="3" svg:d="M12108 5285h1611v2h1612" svg:viewBox="0 0 3224 3">
          <text:p/>
        </draw:connector>
        <draw:connector draw:style-name="gr96" draw:text-style-name="P56" draw:layer="layout" draw:type="line" svg:x1="11.155cm" svg:y1="5.92cm" svg:x2="11.155cm" svg:y2="6.75cm" draw:start-shape="id59" draw:start-glue-point="2" draw:end-shape="id61" draw:end-glue-point="0" svg:d="M11155 5920v830" svg:viewBox="0 0 1 831">
          <text:p/>
        </draw:connector>
        <draw:frame draw:style-name="gr144" draw:text-style-name="P102" draw:layer="layout" svg:width="1.525cm" svg:height="0.664cm" svg:x="12.606cm" svg:y="4.225cm">
          <draw:text-box>
            <text:p text:style-name="P5"><text:span text:style-name="T29">TCI</text:span><text:span text:style-name="T27">fTPM</text:span></text:p>
          </draw:text-box>
        </draw:frame>
        <draw:connector draw:style-name="gr99" draw:text-style-name="P56" draw:layer="layout" draw:type="line" svg:x1="10.484cm" svg:y1="8.148cm" svg:x2="10.5cm" svg:y2="11.22cm" draw:start-shape="id61" draw:start-glue-point="5" draw:end-shape="id62" draw:end-glue-point="4" svg:d="M10484 8148l16 3072" svg:viewBox="0 0 17 3073">
          <text:p/>
        </draw:connector>
        <draw:connector draw:style-name="gr100" draw:text-style-name="P56" draw:layer="layout" draw:type="line" svg:x1="15.616cm" svg:y1="10.156cm" svg:x2="15.617cm" svg:y2="11.225cm" draw:start-shape="id63" draw:start-glue-point="4" draw:end-shape="id64" draw:end-glue-point="4" svg:d="M15616 10156l1 1069" svg:viewBox="0 0 2 1070">
          <text:p/>
        </draw:connector>
        <draw:connector draw:style-name="gr103" draw:text-style-name="P56" draw:layer="layout" draw:line-skew="-0.563cm" svg:x1="12.425cm" svg:y1="7.78cm" svg:x2="15.423cm" svg:y2="12.115cm" draw:start-shape="id61" draw:start-glue-point="4" draw:end-shape="id64" draw:end-glue-point="3" svg:d="M12425 7780h937v4335h2061" svg:viewBox="0 0 2999 4336">
          <text:p/>
        </draw:connector>
        <draw:connector draw:style-name="gr104" draw:text-style-name="P56" draw:layer="layout" draw:type="line" svg:x1="11.155cm" svg:y1="10.51cm" svg:x2="11.154cm" svg:y2="11.219cm" draw:start-shape="id65" draw:end-shape="id62" draw:end-glue-point="6" svg:d="M11155 10510l-1 709" svg:viewBox="0 0 2 710">
          <text:p/>
        </draw:connector>
        <draw:connector draw:style-name="gr105" draw:text-style-name="P56" draw:layer="layout" draw:type="line" svg:x1="16.321cm" svg:y1="10.508cm" svg:x2="16.32cm" svg:y2="11.223cm" draw:start-shape="id66" draw:start-glue-point="2" draw:end-shape="id64" draw:end-glue-point="5" svg:d="M16321 10508l-1 715" svg:viewBox="0 0 2 716">
          <text:p/>
        </draw:connector>
        <draw:frame draw:style-name="gr145" draw:text-style-name="P102" draw:layer="layout" svg:width="1.323cm" svg:height="0.664cm" svg:x="11.088cm" svg:y="10.521cm">
          <draw:text-box>
            <text:p text:style-name="P5"><text:span text:style-name="T29">TCI</text:span><text:span text:style-name="T27">OS</text:span></text:p>
          </draw:text-box>
        </draw:frame>
        <draw:frame draw:style-name="gr144" draw:text-style-name="P102" draw:layer="layout" svg:width="1.525cm" svg:height="0.664cm" svg:x="16.264cm" svg:y="10.516cm">
          <draw:text-box>
            <text:p text:style-name="P5"><text:span text:style-name="T29">TCI</text:span><text:span text:style-name="T27">fTPM</text:span></text:p>
          </draw:text-box>
        </draw:frame>
        <draw:g draw:style-name="gr3" xml:id="id61" draw:id="id61">
          <draw:glue-point draw:id="4" svg:x="5.003cm" svg:y="2.373cm"/>
          <draw:glue-point draw:id="5" svg:x="-2.645cm" svg:y="5.003cm"/>
          <draw:custom-shape draw:style-name="gr85" draw:text-style-name="P83" draw:layer="layout" svg:width="2.54cm" svg:height="1.399cm" svg:x="9.885cm" svg:y="6.75cm">
            <draw:glue-point draw:id="4" svg:x="-2.5cm" svg:y="5.003cm"/>
            <text:p text:style-name="P45"><text:span text:style-name="T15">Alias Key</text:span></text:p>
            <draw:enhanced-geometry svg:viewBox="0 0 21600 21600" draw:type="rectangle" draw:enhanced-path="M 0 0 L 21600 0 21600 21600 0 21600 0 0 Z N"/>
          </draw:custom-shape>
          <draw:line draw:style-name="gr86" draw:text-style-name="P79" draw:layer="layout" svg:x1="9.885cm" svg:y1="7.412cm" svg:x2="12.425cm" svg:y2="7.412cm">
            <text:p/>
          </draw:line>
          <draw:line draw:style-name="gr86" draw:text-style-name="P79" draw:layer="layout" svg:x1="11.19cm" svg:y1="7.412cm" svg:x2="11.19cm" svg:y2="8.149cm">
            <text:p/>
          </draw:line>
          <draw:frame draw:style-name="gr35" draw:text-style-name="P28" draw:layer="layout" svg:width="1cm" svg:height="0.47cm" svg:x="11.29cm" svg:y="7.5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0.042cm" svg:y="7.5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63" draw:id="id63">
          <draw:glue-point draw:id="4" svg:x="-2.629cm" svg:y="5.003cm"/>
          <draw:glue-point draw:id="5" svg:x="5.003cm" svg:y="2.33cm"/>
          <draw:custom-shape draw:style-name="gr85" draw:text-style-name="P78" draw:layer="layout" svg:width="2.54cm" svg:height="1.399cm" svg:x="15.013cm" svg:y="8.758cm">
            <draw:glue-point draw:id="4" svg:x="-2.5cm" svg:y="5.003cm"/>
            <text:p text:style-name="P5"><text:span text:style-name="T17">EK</text:span></text:p>
            <draw:enhanced-geometry svg:viewBox="0 0 21600 21600" draw:mirror-horizontal="false" draw:mirror-vertical="false" draw:type="rectangle" draw:enhanced-path="M 0 0 L 21600 0 21600 21600 0 21600 0 0 Z N"/>
          </draw:custom-shape>
          <draw:line draw:style-name="gr86" draw:text-style-name="P79" draw:layer="layout" svg:x1="15.013cm" svg:y1="9.42cm" svg:x2="17.553cm" svg:y2="9.42cm">
            <text:p/>
          </draw:line>
          <draw:line draw:style-name="gr86" draw:text-style-name="P79" draw:layer="layout" svg:x1="16.318cm" svg:y1="9.42cm" svg:x2="16.318cm" svg:y2="10.157cm">
            <text:p/>
          </draw:line>
          <draw:frame draw:style-name="gr35" draw:text-style-name="P28" draw:layer="layout" svg:width="1cm" svg:height="0.47cm" svg:x="16.453cm" svg:y="9.576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5.183cm" svg:y="9.56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custom-shape draw:style-name="gr146" draw:text-style-name="P75" xml:id="id67" draw:id="id67" draw:layer="layout" svg:width="1.905cm" svg:height="1.27cm" svg:x="14.286cm" svg:y="6.752cm">
          <text:p text:style-name="P74"><text:span text:style-name="T26">EPS</text:span></text:p>
          <draw:enhanced-geometry svg:viewBox="0 0 21600 21600" draw:type="rectangle" draw:enhanced-path="M 0 0 L 21600 0 21600 21600 0 21600 0 0 Z N"/>
        </draw:custom-shape>
        <draw:custom-shape draw:style-name="gr147" draw:text-style-name="P75" xml:id="id68" draw:id="id68" draw:layer="layout" svg:width="1.905cm" svg:height="1.27cm" svg:x="16.452cm" svg:y="6.752cm">
          <text:p text:style-name="P74"><text:span text:style-name="T26">Storage</text:span></text:p>
          <text:p text:style-name="P74"><text:span text:style-name="T26">key</text:span></text:p>
          <draw:enhanced-geometry svg:viewBox="0 0 21600 21600" draw:type="rectangle" draw:enhanced-path="M 0 0 L 21600 0 21600 21600 0 21600 0 0 Z N"/>
        </draw:custom-shape>
        <draw:connector draw:style-name="gr148" draw:text-style-name="P56" draw:layer="layout" svg:x1="16.283cm" svg:y1="5.922cm" svg:x2="15.238cm" svg:y2="6.752cm" draw:start-shape="id60" draw:start-glue-point="2" draw:end-shape="id67" draw:end-glue-point="0" svg:d="M16283 5922v415h-1045v415" svg:viewBox="0 0 1046 831">
          <text:p/>
        </draw:connector>
        <draw:connector draw:style-name="gr149" draw:text-style-name="P56" draw:layer="layout" svg:x1="16.283cm" svg:y1="5.922cm" svg:x2="17.404cm" svg:y2="6.752cm" draw:start-shape="id60" draw:start-glue-point="2" draw:end-shape="id68" draw:end-glue-point="0" svg:d="M16283 5922v415h1121v415" svg:viewBox="0 0 1122 831">
          <text:p/>
        </draw:connector>
        <draw:connector draw:style-name="gr150" draw:text-style-name="P56" draw:layer="layout" svg:x1="15.238cm" svg:y1="8.022cm" svg:x2="16.283cm" svg:y2="8.758cm" draw:start-shape="id67" draw:start-glue-point="2" draw:end-shape="id63" draw:end-glue-point="0" svg:d="M15238 8022v368h1045v368" svg:viewBox="0 0 1046 737">
          <text:p/>
        </draw:connector>
        <draw:frame draw:style-name="gr151" draw:text-style-name="P103" draw:layer="layout" svg:width="1.324cm" svg:height="1.354cm" svg:x="8.236cm" svg:y="6.485cm">
          <draw:text-box>
            <text:p><text:span text:style-name="T35">...</text:span></text:p>
          </draw:text-box>
        </draw:frame>
        <draw:custom-shape draw:style-name="gr152" draw:text-style-name="P75" xml:id="id60" draw:id="id60" draw:layer="layout" svg:width="1.905cm" svg:height="1.27cm" svg:x="15.331cm" svg:y="4.652cm">
          <text:p text:style-name="P74"><text:span text:style-name="T26">CDI</text:span></text:p>
          <draw:enhanced-geometry svg:viewBox="0 0 21600 21600" draw:type="rectangle" draw:enhanced-path="M 0 0 L 21600 0 21600 21600 0 21600 0 0 Z N"/>
        </draw:custom-shape>
        <draw:custom-shape draw:style-name="gr140"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5.431cm" svg:y="3.528cm">
          <draw:text-box>
            <text:p text:style-name="P5"><text:span text:style-name="T22">DICE</text:span></text:p>
          </draw:text-box>
        </draw:frame>
        <draw:custom-shape draw:style-name="gr153" draw:text-style-name="P75" draw:layer="layout" svg:width="1.905cm" svg:height="1.27cm" svg:x="5.671cm" svg:y="4.651cm">
          <text:p text:style-name="P74"><text:span text:style-name="T2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xml:id="id69" draw:id="id69" draw:layer="layout" svg:width="25.199cm" svg:height="2.629cm" svg:x="1.4cm" svg:y="0.628cm" presentation:class="title" presentation:user-transformed="true">
          <draw:text-box>
            <text:p>Storage</text:p>
          </draw:text-box>
        </draw:frame>
        <draw:connector draw:style-name="gr78" draw:text-style-name="P56" draw:layer="layout" svg:x1="26.599cm" svg:y1="1.942cm" svg:x2="26.599cm" svg:y2="1.942cm" draw:start-shape="id69" draw:end-shape="id69" svg:d="M26599 1942z" svg:viewBox="0 0 1 1">
          <text:p/>
        </draw:connector>
        <draw:line draw:style-name="gr154" draw:text-style-name="P56" draw:layer="layout" svg:x1="12.705cm" svg:y1="8.89cm" svg:x2="12.705cm" svg:y2="7.62cm">
          <text:p/>
        </draw:line>
        <draw:line draw:style-name="gr155" draw:text-style-name="P56" draw:layer="layout" svg:x1="13.34cm" svg:y1="7.62cm" svg:x2="13.34cm" svg:y2="8.89cm">
          <text:p/>
        </draw:line>
        <draw:frame draw:style-name="gr156" draw:text-style-name="P104" draw:layer="layout" svg:width="1.89cm" svg:height="0.724cm" svg:x="10.783cm" svg:y="7.508cm">
          <draw:text-box>
            <text:p><text:span text:style-name="T6">decrypt</text:span></text:p>
          </draw:text-box>
        </draw:frame>
        <draw:frame draw:style-name="gr156" draw:text-style-name="P104" draw:layer="layout" svg:width="1.89cm" svg:height="0.724cm" svg:x="13.324cm" svg:y="7.525cm">
          <draw:text-box>
            <text:p><text:span text:style-name="T6">encrypt</text:span></text:p>
          </draw:text-box>
        </draw:frame>
        <draw:line draw:style-name="gr157" draw:text-style-name="P56" draw:layer="layout" svg:x1="10.16cm" svg:y1="8.255cm" svg:x2="16.552cm" svg:y2="8.25cm">
          <text:p/>
        </draw:line>
        <draw:frame draw:style-name="gr158" draw:text-style-name="P101" draw:layer="layout" svg:width="3.817cm" svg:height="0.882cm" svg:x="15.702cm" svg:y="7.103cm">
          <draw:text-box>
            <text:p text:style-name="P5">secure RAM</text:p>
          </draw:text-box>
        </draw:frame>
        <draw:frame draw:style-name="gr159" draw:text-style-name="P101" draw:layer="layout" svg:width="3.817cm" svg:height="1.513cm" svg:x="15.703cm" svg:y="8.568cm">
          <draw:text-box>
            <text:p text:style-name="P5">Persistent<text:line-break/>(e.g., HDD)</text:p>
          </draw:text-box>
        </draw:frame>
        <draw:custom-shape draw:style-name="gr160"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DD2608FD.svg" xlink:type="simple" xlink:show="embed" xlink:actuate="onLoad" draw:mime-type="image/svg+xml">
            <text:p/>
          </draw:image>
          <draw:image xlink:href="Pictures/100000010000004F0000007DE118020B.png" xlink:type="simple" xlink:show="embed" xlink:actuate="onLoad" draw:mime-type="image/png"/>
        </draw:frame>
        <draw:custom-shape draw:style-name="gr161"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BA4AC73D.svg" xlink:type="simple" xlink:show="embed" xlink:actuate="onLoad" draw:mime-type="image/svg+xml">
            <text:p/>
          </draw:image>
          <draw:image xlink:href="Pictures/10000001000000820000007DFA9038D5.png" xlink:type="simple" xlink:show="embed" xlink:actuate="onLoad" draw:mime-type="image/png"/>
        </draw:frame>
        <draw:custom-shape draw:style-name="gr162" draw:text-style-name="P28" xml:id="id70" draw:id="id70" draw:layer="layout" svg:width="2.637cm" svg:height="1.72cm" svg:x="4.815cm" svg:y="7.401cm">
          <text:p/>
          <draw:enhanced-geometry svg:viewBox="0 0 21600 21600" draw:type="rectangle" draw:enhanced-path="M 0 0 L 21600 0 21600 21600 0 21600 0 0 Z N"/>
        </draw:custom-shape>
        <draw:frame draw:style-name="gr163" draw:text-style-name="P105"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custom-shape draw:style-name="gr164"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53B07615.svg" xlink:type="simple" xlink:show="embed" xlink:actuate="onLoad" draw:mime-type="image/svg+xml">
            <text:p/>
          </draw:image>
          <draw:image xlink:href="Pictures/100000010000013A00000095AD688B8E.png" xlink:type="simple" xlink:show="embed" xlink:actuate="onLoad" draw:mime-type="image/png"/>
        </draw:frame>
        <draw:connector draw:style-name="gr165" draw:text-style-name="P56" draw:layer="layout" draw:type="line" svg:x1="7.452cm" svg:y1="8.261cm" svg:x2="8.769cm" svg:y2="8.257cm" draw:start-shape="id70" draw:start-glue-point="1" svg:d="M7452 8261l1317-4" svg:viewBox="0 0 1318 5">
          <text:p/>
        </draw:connector>
        <presentation:notes draw:style-name="dp3">
          <draw:page-thumbnail draw:style-name="gr1" draw:layer="layout" svg:width="19.798cm" svg:height="11.136cm" svg:x="0.6cm" svg:y="2.257cm" draw:page-number="18" presentation:class="page"/>
          <draw:frame presentation:style-name="pr5" draw:text-style-name="P2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xml:id="id71" draw:id="id71" draw:layer="layout" svg:width="25.199cm" svg:height="2.629cm" svg:x="1.4cm" svg:y="0.628cm" presentation:class="title" presentation:user-transformed="true">
          <draw:text-box>
            <text:p>TPM hierarchies</text:p>
          </draw:text-box>
        </draw:frame>
        <draw:connector draw:style-name="gr78" draw:text-style-name="P56" draw:layer="layout" svg:x1="26.599cm" svg:y1="1.942cm" svg:x2="26.599cm" svg:y2="1.942cm" draw:start-shape="id71" draw:end-shape="id71" svg:d="M26599 1942z" svg:viewBox="0 0 1 1">
          <text:p/>
        </draw:connector>
        <draw:line draw:style-name="gr157" draw:text-style-name="P56" draw:layer="layout" svg:x1="11.123cm" svg:y1="4.63cm" svg:x2="11.123cm" svg:y2="9.83cm">
          <text:p/>
        </draw:line>
        <draw:line draw:style-name="gr157" draw:text-style-name="P56" draw:layer="layout" svg:x1="14cm" svg:y1="4.63cm" svg:x2="14cm" svg:y2="9.83cm">
          <text:p/>
        </draw:line>
        <draw:line draw:style-name="gr157" draw:text-style-name="P56" draw:layer="layout" svg:x1="16.877cm" svg:y1="4.63cm" svg:x2="16.877cm" svg:y2="9.83cm">
          <text:p/>
        </draw:line>
        <draw:connector draw:style-name="gr166" draw:text-style-name="P28" draw:layer="layout" draw:type="line" svg:x1="9.685cm" svg:y1="8.22cm" svg:x2="9.035cm" svg:y2="8.79cm" draw:start-shape="id72" draw:start-glue-point="2" draw:end-shape="id73" draw:end-glue-point="0" svg:d="M9685 8220l-650 570" svg:viewBox="0 0 651 571">
          <text:p/>
        </draw:connector>
        <draw:connector draw:style-name="gr167" draw:text-style-name="P28" draw:layer="layout" draw:type="line" svg:x1="9.685cm" svg:y1="8.22cm" svg:x2="10.335cm" svg:y2="8.79cm" draw:start-shape="id72" draw:start-glue-point="2" draw:end-shape="id74" draw:end-glue-point="0" svg:d="M9685 8220l650 570" svg:viewBox="0 0 651 571">
          <text:p/>
        </draw:connector>
        <draw:frame draw:style-name="gr168" draw:text-style-name="P106" draw:layer="layout" svg:width="2.6cm" svg:height="0.646cm" svg:x="8.385cm" svg:y="4.434cm">
          <draw:text-box>
            <text:p text:style-name="P5"><text:span text:style-name="T36">Storage</text:span></text:p>
          </draw:text-box>
        </draw:frame>
        <draw:g draw:style-name="gr3" xml:id="id75" draw:id="id75">
          <draw:custom-shape draw:style-name="gr169" draw:text-style-name="P107"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2" draw:layer="layout" svg:width="1.27cm" svg:height="0.664cm" svg:x="9.05cm" svg:y="5.618cm">
            <draw:text-box>
              <text:p text:style-name="P5"><text:span text:style-name="T29">SPS</text:span></text:p>
            </draw:text-box>
          </draw:frame>
        </draw:g>
        <draw:connector draw:style-name="gr171" draw:text-style-name="P28" draw:layer="layout" draw:type="line" svg:x1="9.685cm" svg:y1="6.585cm" svg:x2="9.685cm" svg:y2="7.22cm" draw:start-shape="id75" draw:start-glue-point="2" draw:end-shape="id72" draw:end-glue-point="0" svg:d="M9685 6585v635" svg:viewBox="0 0 1 636">
          <text:p/>
        </draw:connector>
        <draw:g draw:style-name="gr3">
          <draw:custom-shape draw:style-name="gr172" draw:text-style-name="P28" xml:id="id73" draw:id="id73"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72" draw:text-style-name="P28" xml:id="id74" draw:id="id74"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73" draw:text-style-name="P108" xml:id="id72" draw:id="id72"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74" draw:text-style-name="P56" draw:layer="layout" draw:type="line" svg:x1="12.562cm" svg:y1="8.22cm" svg:x2="12.562cm" svg:y2="8.79cm" draw:start-shape="id76" draw:start-glue-point="2" draw:end-shape="id77" draw:end-glue-point="0" svg:d="M12562 8220v570" svg:viewBox="0 0 1 571">
          <text:p/>
        </draw:connector>
        <draw:frame draw:style-name="gr168" draw:text-style-name="P106" draw:layer="layout" svg:width="2.6cm" svg:height="0.646cm" svg:x="11.262cm" svg:y="4.434cm">
          <draw:text-box>
            <text:p text:style-name="P5"><text:span text:style-name="T36">Endorsement</text:span></text:p>
          </draw:text-box>
        </draw:frame>
        <draw:g draw:style-name="gr3" xml:id="id78" draw:id="id78">
          <draw:custom-shape draw:style-name="gr169" draw:text-style-name="P107"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2" draw:layer="layout" svg:width="1.27cm" svg:height="0.664cm" svg:x="11.927cm" svg:y="5.619cm">
            <draw:text-box>
              <text:p text:style-name="P109"><text:span text:style-name="T37">EPS</text:span></text:p>
            </draw:text-box>
          </draw:frame>
        </draw:g>
        <draw:connector draw:style-name="gr175" draw:text-style-name="P56" draw:layer="layout" draw:type="line" svg:x1="12.562cm" svg:y1="6.586cm" svg:x2="12.562cm" svg:y2="7.22cm" draw:start-shape="id78" draw:start-glue-point="2" draw:end-shape="id76" draw:end-glue-point="0" svg:d="M12562 6586v634" svg:viewBox="0 0 1 635">
          <text:p/>
        </draw:connector>
        <draw:custom-shape draw:style-name="gr172" draw:text-style-name="P28" xml:id="id77" draw:id="id77"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76" draw:text-style-name="P111" xml:id="id76" draw:id="id76" draw:layer="layout" svg:width="1cm" svg:height="1cm" svg:x="12.062cm" svg:y="7.22cm">
          <text:p text:style-name="P110"><text:span text:style-name="T38">EK</text:span></text:p>
          <draw:enhanced-geometry svg:viewBox="0 0 21600 21600" draw:mirror-horizontal="false" draw:mirror-vertical="false" draw:type="rectangle" draw:enhanced-path="M 0 0 L 21600 0 21600 21600 0 21600 0 0 Z N"/>
        </draw:custom-shape>
        <draw:connector draw:style-name="gr177" draw:text-style-name="P56" draw:layer="layout" draw:type="line" svg:x1="15.438cm" svg:y1="8.22cm" svg:x2="14.788cm" svg:y2="8.79cm" draw:start-shape="id79" draw:start-glue-point="2" draw:end-shape="id80" draw:end-glue-point="0" svg:d="M15438 8220l-650 570" svg:viewBox="0 0 651 571">
          <text:p/>
        </draw:connector>
        <draw:connector draw:style-name="gr178" draw:text-style-name="P56" draw:layer="layout" draw:type="line" svg:x1="15.438cm" svg:y1="8.22cm" svg:x2="16.088cm" svg:y2="8.79cm" draw:start-shape="id79" draw:start-glue-point="2" draw:end-shape="id81" draw:end-glue-point="0" svg:d="M15438 8220l650 570" svg:viewBox="0 0 651 571">
          <text:p/>
        </draw:connector>
        <draw:frame draw:style-name="gr168" draw:text-style-name="P106" draw:layer="layout" svg:width="2.6cm" svg:height="0.646cm" svg:x="14.138cm" svg:y="4.434cm">
          <draw:text-box>
            <text:p text:style-name="P5"><text:span text:style-name="T36">Platform</text:span></text:p>
          </draw:text-box>
        </draw:frame>
        <draw:g draw:style-name="gr3" xml:id="id82" draw:id="id82">
          <draw:custom-shape draw:style-name="gr169" draw:text-style-name="P107"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2" draw:layer="layout" svg:width="1.27cm" svg:height="0.664cm" svg:x="14.803cm" svg:y="5.62cm">
            <draw:text-box>
              <text:p text:style-name="P5"><text:span text:style-name="T29">PPS</text:span></text:p>
            </draw:text-box>
          </draw:frame>
        </draw:g>
        <draw:connector draw:style-name="gr179" draw:text-style-name="P56" draw:layer="layout" draw:type="line" svg:x1="15.438cm" svg:y1="6.587cm" svg:x2="15.438cm" svg:y2="7.22cm" draw:start-shape="id82" draw:start-glue-point="2" draw:end-shape="id79" draw:end-glue-point="0" svg:d="M15438 6587v633" svg:viewBox="0 0 1 634">
          <text:p/>
        </draw:connector>
        <draw:g draw:style-name="gr3">
          <draw:custom-shape draw:style-name="gr172" draw:text-style-name="P28" xml:id="id80" draw:id="id80"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72" draw:text-style-name="P28" xml:id="id81" draw:id="id81"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76" draw:text-style-name="P112" xml:id="id79" draw:id="id79"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80" draw:text-style-name="P56" draw:layer="layout" draw:type="line" svg:x1="18.315cm" svg:y1="8.22cm" svg:x2="18.315cm" svg:y2="8.79cm" draw:start-shape="id83" draw:start-glue-point="2" draw:end-shape="id84" draw:end-glue-point="0" svg:d="M18315 8220v570" svg:viewBox="0 0 1 571">
          <text:p/>
        </draw:connector>
        <draw:frame draw:style-name="gr168" draw:text-style-name="P106" draw:layer="layout" svg:width="2.6cm" svg:height="0.646cm" svg:x="17.015cm" svg:y="4.445cm">
          <draw:text-box>
            <text:p text:style-name="P5"><text:span text:style-name="T36">Null</text:span></text:p>
          </draw:text-box>
        </draw:frame>
        <draw:g draw:style-name="gr3" xml:id="id85" draw:id="id85">
          <draw:custom-shape draw:style-name="gr169" draw:text-style-name="P107"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1" draw:text-style-name="P102" draw:layer="layout" svg:width="1.27cm" svg:height="0.664cm" svg:x="17.68cm" svg:y="5.621cm">
            <draw:text-box>
              <text:p text:style-name="P5"><text:span text:style-name="T29">NPS</text:span></text:p>
            </draw:text-box>
          </draw:frame>
        </draw:g>
        <draw:connector draw:style-name="gr182" draw:text-style-name="P56" draw:layer="layout" draw:type="line" svg:x1="18.315cm" svg:y1="6.588cm" svg:x2="18.315cm" svg:y2="7.22cm" draw:start-shape="id85" draw:start-glue-point="2" draw:end-shape="id83" draw:end-glue-point="0" svg:d="M18315 6588v632" svg:viewBox="0 0 1 633">
          <text:p/>
        </draw:connector>
        <draw:custom-shape draw:style-name="gr172" draw:text-style-name="P28" xml:id="id84" draw:id="id84"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76" draw:text-style-name="P112" xml:id="id83" draw:id="id83"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9" presentation:class="page"/>
          <draw:frame presentation:style-name="pr5" draw:text-style-name="P2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114" draw:layer="layout" svg:width="25.199cm" svg:height="9.134cm" svg:x="1.4cm" svg:y="3.685cm" presentation:class="outline" presentation:user-transformed="true">
          <draw:text-box>
            <text:list text:style-name="L4">
              <text:list-item>
                <text:p text:style-name="P113"><text:span text:style-name="T39">Pull trust anchor into hardware</text:span><text:span text:style-name="T39"><text:line-break/></text:span><text:span text:style-name="T39">→ better security guarantees</text:span><text:span text:style-name="T39"><text:line-break/></text:span><text:span text:style-name="T39"/></text:p>
              </text:list-item>
              <text:list-item>
                <text:p text:style-name="P113"><text:span text:style-name="T40">Verify fTPM </text:span><text:span text:style-name="T41">including its underlying software stack</text:span></text:p>
                <text:p text:style-name="P113"><text:span text:style-name="T42"/></text:p>
              </text:list-item>
              <text:list-item>
                <text:p text:style-name="P113"><text:span text:style-name="T40">Boot chain components can have independent vendors</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draw:frame draw:style-name="gr35" draw:text-style-name="P115" draw:layer="layout" svg:width="20.051cm" svg:height="15.528cm" svg:x="4.079cm" svg:y="0.222cm">
          <draw:image xlink:href="Pictures/10000000000002F60000024B0DB14EC4.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5"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116" draw:layer="layout" svg:width="25.199cm" svg:height="9.134cm" svg:x="1.4cm" svg:y="3.685cm" presentation:class="outline" presentation:user-transformed="true">
          <draw:text-box>
            <text:list text:style-name="L4">
              <text:list-item>
                <text:p><text:span text:style-name="T43">How to combine DICE and TPM infrastructure?</text:span><text:span text:style-name="T43"><text:line-break/></text:span><text:span text:style-name="T43">(e.g., AliasCert ∪ EKcert)</text:span></text:p>
              </text:list-item>
              <text:list-item>
                <text:p><text:span text:style-name="T43">How to manage fTPM persistent data securely?</text:span><text:span text:style-name="T43"><text:line-break/></text:span><text:span text:style-name="T43">(e.g., flush data on update)</text:span></text:p>
              </text:list-item>
              <text:list-item>
                <text:p text:style-name="P113"><text:span text:style-name="T43">What does the identity of fTPM include?</text:span><text:span text:style-name="T43"><text:line-break/></text:span><text:span text:style-name="T43">(e.g., hash, configuration, boot chain)</text:span></text:p>
              </text:list-item>
              <text:list-item>
                <text:p><text:span text:style-name="T43">How to enable privacy for the certificate chain?</text:span></text:p>
              </text:list-item>
            </text:list>
          </draw:text-box>
        </draw:frame>
        <presentation:notes draw:style-name="dp3">
          <draw:page-thumbnail draw:style-name="gr1" draw:layer="layout" svg:width="19.798cm" svg:height="11.136cm" svg:x="0.6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117" draw:layer="layout" svg:width="25.199cm" svg:height="9.134cm" svg:x="1.4cm" svg:y="3.685cm" presentation:class="outline" presentation:user-transformed="true">
          <draw:text-box>
            <text:list text:style-name="L4">
              <text:list-item>
                <text:p text:style-name="P113"><text:span text:style-name="T43">How to measure fTPM hash? (restricted to OP-TEE OS support)</text:span></text:p>
              </text:list-item>
              <text:list-item>
                <text:p text:style-name="P113"><text:span text:style-name="T43">How to establish static Root for certificate chain?</text:span><text:span text:style-name="T43"><text:line-break/></text:span><text:span text:style-name="T43">(must not change if measurements change)</text:span></text:p>
              </text:list-item>
              <text:list-item>
                <text:p text:style-name="P113"><text:span text:style-name="T43">How to inject EPS (i.e., the root secret) into fTPM?</text:span></text:p>
                <text:list>
                  <text:list-item>
                    <text:p text:style-name="P113"><text:span text:style-name="T43">on each boot</text:span></text:p>
                    <text:list>
                      <text:list-item>
                        <text:p><text:span text:style-name="T43">non-destructive (if EPS is same)</text:span></text:p>
                      </text:list-item>
                      <text:list-item>
                        <text:p><text:span text:style-name="T43">destructive (if EPS changed)</text:span></text:p>
                      </text:list-item>
                    </text:list>
                  </text:list-item>
                </text:list>
              </text:list-item>
              <text:list-item>
                <text:p text:style-name="P113"><text:span text:style-name="T43">How to distinguish legit update vs illegal manipulation?</text:span><text:span text:style-name="T43"><text:line-break/></text:span><text:span text:style-name="T43">(if we want to flush data only on illegal manipulation)</text:span></text:p>
              </text:list-item>
            </text:list>
          </draw:text-box>
        </draw:frame>
        <presentation:notes draw:style-name="dp3">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4" draw:display-name="Arrowheads 144"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8</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EBA1CDE2.emf" xlink:type="simple" xlink:show="embed" xlink:actuate="onLoad" draw:mime-type="image/x-emf">
          <text:p/>
        </draw:image>
        <draw:image xlink:href="Pictures/1000000100000350000001BEF1811F02.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8</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2-20T13:19:22.748374198</dc:date>
    <meta:editing-duration>P2DT8H7M4S</meta:editing-duration>
    <meta:editing-cycles>370</meta:editing-cycles>
    <meta:generator>LibreOffice/7.6.4.1$Linux_X86_64 LibreOffice_project/60$Build-1</meta:generator>
    <meta:print-date>2023-12-07T15:21:32.880764007</meta:print-date>
    <meta:printed-by>PDF files</meta:printed-by>
    <meta:document-statistic meta:object-count="489"/>
  </office:meta>
</office:document-meta>
</file>